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2000000700006E7D00001D768651931FCB6631E6.svm" manifest:media-type=""/>
  <manifest:file-entry manifest:full-path="Pictures/10000201000002DD0000022D339048AD12D3AED3.png" manifest:media-type="image/png"/>
  <manifest:file-entry manifest:full-path="Pictures/200000070000193900000247BBF6C3235C9999BA.svm" manifest:media-type=""/>
  <manifest:file-entry manifest:full-path="Pictures/10000000000004E30000005DB72633737F91FF2A.bmp" manifest:media-type="image/bmp"/>
  <manifest:file-entry manifest:full-path="Pictures/10000000000000230000001EB914B43A29513AAB.png" manifest:media-type="image/png"/>
  <manifest:file-entry manifest:full-path="Pictures/100000000000010200000060EADA7A0AA45DB950.bmp" manifest:media-type="image/bmp"/>
  <manifest:file-entry manifest:full-path="Pictures/1000000000000120000000685123118EDEC7AA26.bmp" manifest:media-type="image/bmp"/>
  <manifest:file-entry manifest:full-path="Pictures/100000000000042C00000212ADF4E805FBAD5F3F.jpg" manifest:media-type="image/jpeg"/>
  <manifest:file-entry manifest:full-path="Pictures/2000000700006E7D0000161F2B507AA0CED9F895.svm" manifest:media-type=""/>
  <manifest:file-entry manifest:full-path="Pictures/10000000000000EF000001D5687444860593184F.jpg" manifest:media-type="image/jpeg"/>
  <manifest:file-entry manifest:full-path="Pictures/2000000700002EB8000009D3B2617E253A78CBAA.svm" manifest:media-type=""/>
  <manifest:file-entry manifest:full-path="Pictures/2000000700006E4800002EED363BBE598B55BAA6.svm" manifest:media-type=""/>
  <manifest:file-entry manifest:full-path="Pictures/2000000700000846000002478668D8FB19E48F88.svm" manifest:media-type=""/>
  <manifest:file-entry manifest:full-path="Pictures/2000000700006EE7000029C21988136A458AD0B4.svm" manifest:media-type=""/>
  <manifest:file-entry manifest:full-path="Pictures/2000000700002B9E00000C8205EDB920C80A13B4.svm" manifest:media-type=""/>
  <manifest:file-entry manifest:full-path="Pictures/100000000000015500000137B2C3E3EECDAAFCF8.jpg" manifest:media-type="image/jpeg"/>
  <manifest:file-entry manifest:full-path="Pictures/10000000000000200000001F49431DBC8AB19288.png" manifest:media-type="image/png"/>
  <manifest:file-entry manifest:full-path="Pictures/2000000900002E1900000A3CA9288AA79CBA3B64.svm" manifest:media-type=""/>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20000009000015EA000008CA3CA5DF0BDFE2F518.svm" manifest:media-type=""/>
  <manifest:file-entry manifest:full-path="Pictures/2000000700006ADF00001DFA2030EBA6586A4C97.svm" manifest:media-type=""/>
  <manifest:file-entry manifest:full-path="Pictures/2000000700006B1400002E69C0AAD3F117F74F99.svm" manifest:media-type=""/>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5000000E1E29A0F8377C3B74E.jpg" manifest:media-type="image/jpeg"/>
  <manifest:file-entry manifest:full-path="Pictures/100000000000006F000000166348769AA88B0D61.jpg" manifest:media-type="image/jpeg"/>
  <manifest:file-entry manifest:full-path="Pictures/100000000000042A0000020572D07AB543820059.jpg" manifest:media-type="image/jpeg"/>
  <manifest:file-entry manifest:full-path="Pictures/2000000700006E480000272D6BD0283478E4CC04.svm" manifest:media-type=""/>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2000000700006E7D000016BE7904E21B3BFEF54B.svm" manifest:media-type=""/>
  <manifest:file-entry manifest:full-path="Pictures/2000000700003DB50000161F6188B368C34C8956.svm" manifest:media-type=""/>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2000000700006E6300001F6C024F9112DF970BFF.svm" manifest:media-type=""/>
  <manifest:file-entry manifest:full-path="Pictures/20000007000036FD0000170D812466622E21E260.svm" manifest:media-type=""/>
  <manifest:file-entry manifest:full-path="Pictures/2000000700006E6300004E241B57202551FADBDF.svm" manifest:media-type=""/>
  <manifest:file-entry manifest:full-path="Pictures/2000000700006E6300003B05AEB1710240A26E9A.svm" manifest:media-type=""/>
  <manifest:file-entry manifest:full-path="Pictures/2000000700006E48000018CF8B7F8FEAF952C7A8.svm" manifest:media-type=""/>
  <manifest:file-entry manifest:full-path="Pictures/10000000000000230000001F4488BB87B624F4EA.bmp" manifest:media-type="image/bmp"/>
  <manifest:file-entry manifest:full-path="Pictures/2000000700006E480000191E2E43BB963DABE2FE.svm" manifest:media-type=""/>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2000000700006E6300003629340CB0DAE9E12762.svm" manifest:media-type=""/>
  <manifest:file-entry manifest:full-path="Pictures/2000000700006E48000011AD4CABC1D0643BE2DC.svm" manifest:media-type=""/>
  <manifest:file-entry manifest:full-path="Pictures/2000000700006E97000020C43AF76F2723554FA8.svm" manifest:media-type=""/>
  <manifest:file-entry manifest:full-path="Pictures/100000000000001E000000194392E301F07F3C5A.bmp" manifest:media-type="image/bmp"/>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0EC000000ECF70ECF89669F98E6.png" manifest:media-type="image/png"/>
  <manifest:file-entry manifest:full-path="Pictures/2000000700006E7D0000238F499D4063FC1BB1A2.svm" manifest:media-type=""/>
  <manifest:file-entry manifest:full-path="Pictures/100000000000001F0000001C56D8AF6922ED703D.png" manifest:media-type="image/png"/>
  <manifest:file-entry manifest:full-path="Pictures/10000000000000240000001D5C8E4AA26D987961.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2000000700002E69000009D3410CD930BB4CC061.svm" manifest:media-type=""/>
  <manifest:file-entry manifest:full-path="Pictures/2000000700006E7D00001A5C5EA0466BFB2D6342.svm" manifest:media-type=""/>
  <manifest:file-entry manifest:full-path="Pictures/100000000000027F000003868B6AEA9B4F48B5B1.png" manifest:media-type="image/png"/>
  <manifest:file-entry manifest:full-path="Pictures/100000000000027D0000038906A050796406E2F0.png" manifest:media-type="image/png"/>
  <manifest:file-entry manifest:full-path="Pictures/20000007000048F900004EDDFA49060FB43E7646.svm" manifest:media-type=""/>
  <manifest:file-entry manifest:full-path="Pictures/200000070000696D0000297395272E9C3070CD41.svm" manifest:media-type=""/>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7"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0"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6" style:family="paragraph" style:parent-style-name="Text_20_body">
      <style:text-properties fo:background-color="#ffff00"/>
    </style:style>
    <style:style style:name="P57" style:family="paragraph" style:parent-style-name="Text_20_body">
      <style:paragraph-properties fo:text-align="center" style:justify-single-word="false"/>
      <style:text-properties fo:background-color="#ffff00"/>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normal" fo:font-weight="bold" style:font-style-asian="normal" style:font-weight-asian="bold" style:font-style-complex="normal" style:font-weight-complex="bold"/>
    </style:style>
    <style:style style:name="P63" style:family="paragraph" style:parent-style-name="Text_20_body">
      <style:text-properties fo:font-style="normal" fo:background-color="#ffff00" style:font-style-asian="normal" style:font-style-complex="normal"/>
    </style:style>
    <style:style style:name="P64" style:family="paragraph" style:parent-style-name="Text_20_body">
      <style:paragraph-properties fo:text-align="justify"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ize="7pt" style:font-size-asian="7pt" style:font-size-complex="7pt"/>
    </style:style>
    <style:style style:name="P68" style:family="paragraph" style:parent-style-name="Text_20_body">
      <style:text-properties fo:font-size="6pt" style:font-size-asian="6pt" style:font-size-complex="6pt"/>
    </style:style>
    <style:style style:name="P69" style:family="paragraph" style:parent-style-name="Text_20_body">
      <style:paragraph-properties fo:text-align="start" style:justify-single-word="false"/>
      <style:text-properties fo:font-size="6pt" style:font-size-asian="6pt" style:font-size-complex="6pt"/>
    </style:style>
    <style:style style:name="P70" style:family="paragraph" style:parent-style-name="Text_20_body">
      <style:paragraph-properties fo:text-align="center" style:justify-single-word="false"/>
      <style:text-properties fo:font-style="italic" fo:background-color="#ffff00" style:font-style-asian="italic" style:font-style-complex="italic"/>
    </style:style>
    <style:style style:name="P7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2" style:family="paragraph" style:parent-style-name="Text_20_body">
      <style:paragraph-properties fo:text-align="center" style:justify-single-word="false"/>
      <style:text-properties fo:font-style="italic" style:font-style-asian="italic" style:font-style-complex="italic"/>
    </style:style>
    <style:style style:name="P73" style:family="paragraph" style:parent-style-name="Text_20_body">
      <style:text-properties style:use-window-font-color="true" fo:background-color="transparent"/>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6" style:family="paragraph" style:parent-style-name="Text_20_body">
      <style:text-properties officeooo:rsid="00089ea9" officeooo:paragraph-rsid="000a5317"/>
    </style:style>
    <style:style style:name="P77" style:family="paragraph" style:parent-style-name="Text_20_body">
      <style:text-properties officeooo:paragraph-rsid="000a5317"/>
    </style:style>
    <style:style style:name="P78" style:family="paragraph" style:parent-style-name="Subtitle">
      <style:paragraph-properties fo:text-align="center" style:justify-single-word="false"/>
    </style:style>
    <style:style style:name="P79" style:family="paragraph" style:parent-style-name="Title">
      <style:paragraph-properties fo:text-align="center" style:justify-single-word="false"/>
    </style:style>
    <style:style style:name="P80" style:family="paragraph" style:parent-style-name="Illustration">
      <style:paragraph-properties fo:text-align="center" style:justify-single-word="false"/>
    </style:style>
    <style:style style:name="P81" style:family="paragraph" style:parent-style-name="Illustration">
      <style:paragraph-properties fo:text-align="center" style:justify-single-word="false"/>
      <style:text-properties fo:font-size="10pt" fo:background-color="transparent" style:font-size-asian="10pt" style:font-size-complex="10pt"/>
    </style:style>
    <style:style style:name="P82" style:family="paragraph" style:parent-style-name="Illustration">
      <style:paragraph-properties fo:text-align="center" style:justify-single-word="false"/>
      <style:text-properties fo:font-size="6pt" style:font-size-asian="6pt" style:font-size-complex="6pt"/>
    </style:style>
    <style:style style:name="P83"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4" style:family="paragraph" style:parent-style-name="Illustration">
      <style:paragraph-properties fo:text-align="justify" style:justify-single-word="false"/>
      <style:text-properties fo:font-style="normal" style:font-style-asian="normal" style:font-style-complex="normal"/>
    </style:style>
    <style:style style:name="P85" style:family="paragraph" style:parent-style-name="Illustration">
      <style:paragraph-properties fo:text-align="center" style:justify-single-word="false"/>
      <style:text-properties fo:font-size="2pt" style:font-size-asian="2pt" style:font-size-complex="2pt"/>
    </style:style>
    <style:style style:name="P86" style:family="paragraph" style:parent-style-name="Illustration">
      <style:paragraph-properties fo:text-align="center" style:justify-single-word="false"/>
      <style:text-properties fo:font-size="2pt" fo:background-color="transparent" style:font-size-asian="2pt" style:font-size-complex="2pt"/>
    </style:style>
    <style:style style:name="P87" style:family="paragraph" style:parent-style-name="Illustration">
      <style:paragraph-properties fo:text-align="center" style:justify-single-word="false"/>
      <style:text-properties fo:font-size="2pt" style:font-size-asian="1.75pt" style:font-size-complex="2pt"/>
    </style:style>
    <style:style style:name="P88"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89"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90" style:family="paragraph" style:parent-style-name="Standard">
      <style:paragraph-properties fo:text-align="end" style:justify-single-word="false" fo:break-before="page"/>
    </style:style>
    <style:style style:name="P91" style:family="paragraph" style:parent-style-name="Illustration_20_Index_20_Heading">
      <style:paragraph-properties fo:break-before="page"/>
    </style:style>
    <style:style style:name="P92" style:family="paragraph" style:parent-style-name="Illustration_20_Index_20_1">
      <style:paragraph-properties>
        <style:tab-stops>
          <style:tab-stop style:position="17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3">
      <style:paragraph-properties fo:text-align="justify" style:justify-single-word="false"/>
    </style:style>
    <style:style style:name="P98" style:family="paragraph" style:parent-style-name="Standard" style:list-style-name="L5">
      <style:paragraph-properties fo:text-align="justify" style:justify-single-word="false"/>
    </style:style>
    <style:style style:name="P9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4"/>
    <style:style style:name="P10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10" style:family="paragraph" style:parent-style-name="Text_20_body" style:list-style-name="L7"/>
    <style:style style:name="P111" style:family="paragraph" style:parent-style-name="Text_20_body" style:list-style-name="L7">
      <style:text-properties fo:font-style="normal" style:font-style-asian="normal" style:font-style-complex="normal"/>
    </style:style>
    <style:style style:name="P112" style:family="paragraph" style:parent-style-name="Text_20_body" style:list-style-name="L8">
      <style:text-properties fo:background-color="transparent"/>
    </style:style>
    <style:style style:name="P113" style:family="paragraph" style:parent-style-name="Text_20_body" style:list-style-name="L9"/>
    <style:style style:name="P114" style:family="paragraph" style:parent-style-name="Text_20_body" style:list-style-name="L9">
      <style:text-properties fo:font-style="italic" style:font-style-asian="italic" style:font-style-complex="italic"/>
    </style:style>
    <style:style style:name="P115" style:family="paragraph" style:parent-style-name="Text_20_body" style:list-style-name="L9">
      <style:text-properties style:use-window-font-color="true" fo:background-color="transparent"/>
    </style:style>
    <style:style style:name="P116" style:family="paragraph" style:parent-style-name="Text_20_body" style:list-style-name="L10">
      <style:paragraph-properties fo:text-align="justify" style:justify-single-word="false"/>
    </style:style>
    <style:style style:name="P117" style:family="paragraph" style:parent-style-name="Text_20_body" style:list-style-name="L15">
      <style:paragraph-properties fo:text-align="justify" style:justify-single-word="false"/>
    </style:style>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5"/>
    <style:style style:name="P123" style:family="paragraph" style:parent-style-name="Text_20_body" style:list-style-name="L16"/>
    <style:style style:name="P124" style:family="paragraph" style:parent-style-name="Text_20_body" style:list-style-name="L17"/>
    <style:style style:name="P125" style:family="paragraph" style:parent-style-name="Text_20_body" style:list-style-name="L18"/>
    <style:style style:name="P126" style:family="paragraph" style:parent-style-name="Text_20_body" style:list-style-name="L19">
      <style:paragraph-properties fo:text-align="start" style:justify-single-word="false"/>
    </style:style>
    <style:style style:name="P127" style:family="paragraph" style:parent-style-name="Heading_20_3">
      <style:paragraph-properties fo:text-align="justify" style:justify-single-word="false"/>
    </style:style>
    <style:style style:name="P12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29"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30" style:family="paragraph" style:parent-style-name="Heading_20_3">
      <style:paragraph-properties fo:margin-top="0.423cm" fo:margin-bottom="0.212cm" loext:contextual-spacing="false"/>
      <style:text-properties style:font-name="Arial" style:font-name-asian="MS Mincho" style:font-name-complex="Tahoma"/>
    </style:style>
    <style:style style:name="P131" style:family="paragraph" style:parent-style-name="Table_20_Contents">
      <style:paragraph-properties fo:text-align="start" style:justify-single-word="false"/>
      <style:text-properties style:font-name="Courier New" fo:font-size="8pt" officeooo:paragraph-rsid="000be1f2" style:font-size-asian="8pt" style:font-size-complex="8pt"/>
    </style:style>
    <style:style style:name="P132" style:family="paragraph" style:parent-style-name="Table_20_Contents">
      <style:paragraph-properties fo:text-align="start" style:justify-single-word="false"/>
      <style:text-properties style:font-name="Courier New" fo:font-size="8pt" fo:font-style="normal" officeooo:paragraph-rsid="000c6e05" style:font-size-asian="8pt" style:font-style-asian="normal" style:font-size-complex="8pt" style:font-style-complex="normal"/>
    </style:style>
    <style:style style:name="P133" style:family="paragraph" style:parent-style-name="Heading_20_4">
      <style:text-properties officeooo:paragraph-rsid="000a5317"/>
    </style:style>
    <style:style style:name="P134"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Heading_20_2">
      <style:text-properties fo:font-size="6pt" style:font-size-asian="6pt" style:font-size-complex="6pt"/>
    </style:style>
    <style:style style:name="P137" style:family="paragraph" style:parent-style-name="Heading_20_2">
      <style:paragraph-properties fo:margin-left="0.023cm" fo:margin-right="0cm" fo:text-indent="0cm" style:auto-text-indent="false"/>
    </style:style>
    <style:style style:name="P138"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39" style:family="paragraph" style:parent-style-name="Heading_20_1" style:list-style-name="">
      <style:text-properties officeooo:paragraph-rsid="000a5317"/>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0a5317"/>
    </style:style>
    <style:style style:name="P142" style:family="paragraph" style:parent-style-name="Heading_20_1">
      <style:paragraph-properties fo:margin-left="0.132cm" fo:margin-right="0cm" fo:text-indent="0cm" style:auto-text-indent="false" fo:break-before="page"/>
    </style:style>
    <style:style style:name="P14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6"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officeooo:rsid="0009a464"/>
    </style:style>
    <style:style style:name="T9" style:family="text">
      <style:text-properties fo:font-weight="normal" style:font-weight-asian="normal" style:font-weight-complex="normal"/>
    </style:style>
    <style:style style:name="T10" style:family="text">
      <style:text-properties style:font-name="Courier New" fo:font-size="8pt" style:font-size-asian="8pt" style:font-size-complex="8pt"/>
    </style:style>
    <style:style style:name="T11" style:family="text">
      <style:text-properties style:font-name="Courier New" fo:font-size="8pt" fo:font-weight="normal" style:font-size-asian="8pt" style:font-weight-asian="normal" style:font-size-complex="8pt" style:font-weight-complex="normal"/>
    </style:style>
    <style:style style:name="T12" style:family="text">
      <style:text-properties fo:color="#000000"/>
    </style:style>
    <style:style style:name="T13" style:family="text">
      <style:text-properties fo:color="#000000" style:font-name="Courier New" fo:font-size="8pt" style:font-size-asian="8pt" style:font-size-complex="8pt"/>
    </style:style>
    <style:style style:name="T14" style:family="text">
      <style:text-properties fo:color="#000000" style:font-name="Courier New" fo:font-size="8pt" fo:font-style="normal" style:font-size-asian="8pt" style:font-style-asian="normal" style:font-size-complex="8pt" style:font-style-complex="normal"/>
    </style:style>
    <style:style style:name="T15" style:family="text">
      <style:text-properties fo:color="#000000" fo:font-style="italic" style:font-style-asian="italic" style:font-style-complex="italic"/>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font-variant="normal" fo:text-transform="none" fo:color="#000000" style:font-name="Courier New" fo:font-size="8pt" fo:letter-spacing="normal" fo:font-style="normal" fo:font-weight="normal" style:font-size-asian="8pt" style:font-size-complex="8pt"/>
    </style:style>
    <style:style style:name="T18" style:family="text">
      <style:text-properties fo:font-variant="normal" fo:text-transform="none" fo:color="#000000" style:font-name="Courier New" fo:font-size="8pt" fo:letter-spacing="normal" style:font-size-asian="8pt" style:font-size-complex="8pt"/>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fo:letter-spacing="normal" fo:font-weight="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color="#24292e" style:font-name="SFMono-Regular" fo:font-size="9pt" fo:letter-spacing="normal" fo:font-style="normal" fo:font-weight="normal"/>
    </style:style>
    <style:style style:name="T27" style:family="text">
      <style:text-properties fo:font-style="normal" style:font-style-asian="normal" style:font-style-complex="normal"/>
    </style:style>
    <style:style style:name="T28" style:family="text">
      <style:text-properties style:font-name="Arial3"/>
    </style:style>
    <style:style style:name="T29" style:family="text">
      <style:text-properties officeooo:rsid="0009a464"/>
    </style:style>
    <style:style style:name="T30" style:family="text">
      <style:text-properties officeooo:rsid="000be1f2"/>
    </style:style>
    <style:style style:name="T31" style:family="text">
      <style:text-properties officeooo:rsid="000c6e05"/>
    </style:style>
    <style:style style:name="T32" style:family="text">
      <style:text-properties officeooo:rsid="000d16f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4"/>
      <text:p text:style-name="P4"/>
      <text:p text:style-name="P4"/>
      <text:p text:style-name="P6"><draw:frame draw:style-name="fr3" draw:name="gráficos2" text:anchor-type="paragraph" svg:width="6.348cm" svg:height="1.693cm" draw:z-index="31"><draw:image xlink:href="Pictures/10000201000000B400000030AF69E7C0774AAF3E.png" xlink:type="simple" xlink:show="embed" xlink:actuate="onLoad"/></draw:frame></text:p>
      <text:p text:style-name="P4"/>
      <text:p text:style-name="P4"/>
      <text:p text:style-name="P4"/>
      <text:p text:style-name="P4"/>
      <text:p text:style-name="P79">Manual d'Usuari Administrador d'Entitat</text:p>
      <text:p text:style-name="P79">de</text:p>
      <text:p text:style-name="P79"><text:s/>RegWeb3</text:p>
      <text:p text:style-name="P78">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65"><draw:image xlink:href="Pictures/10000201000002DD0000022D339048AD12D3AED3.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156"><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8" table:number-columns-spanned="3" office:value-type="date" office:date-value="2017-11-17">
            <text:p text:style-name="P16">17/11/17</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22">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20">
          <table:table-cell table:style-name="Tabla3.B4" table:number-columns-spanned="2" office:value-type="string">
            <text:p text:style-name="P22">Modificats punts: 3.2.5.2-<text:span text:style-name="T28">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9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3">1.- Introducció<text:tab/>6</text:p>
          <text:p text:style-name="P94">1.1.- Introducció General<text:tab/>6</text:p>
          <text:p text:style-name="P95">1.1.1.- Usuaris<text:tab/>6</text:p>
          <text:p text:style-name="P95">1.1.2.- Conceptes<text:tab/>6</text:p>
          <text:p text:style-name="P94">1.2.- Introducció Avançada<text:tab/>7</text:p>
          <text:p text:style-name="P95">1.2.1.- Usuaris-Aplicació<text:tab/>7</text:p>
          <text:p text:style-name="P93">2.- Aplicació Web<text:tab/>8</text:p>
          <text:p text:style-name="P94">2.1.- Distribució de la Pantalla<text:tab/>8</text:p>
          <text:p text:style-name="P95">2.1.1.- Capçalera<text:tab/>8</text:p>
          <text:p text:style-name="P95">2.1.2.- Menús<text:tab/>9</text:p>
          <text:p text:style-name="P95">2.1.3.- Contingut<text:tab/>11</text:p>
          <text:p text:style-name="P95">2.1.4.- Peu<text:tab/>11</text:p>
          <text:p text:style-name="P94">2.2.- Informació general sobre els Llistats<text:tab/>11</text:p>
          <text:p text:style-name="P93">3.- Menú Administrador d'Entitat (nom de l'entitat)<text:tab/>13</text:p>
          <text:p text:style-name="P94">3.1.- Configurar Entitat<text:tab/>13</text:p>
          <text:p text:style-name="P94">3.2.- Plugins<text:tab/>17</text:p>
          <text:p text:style-name="P95">3.2.1.- Plugin per generar Justificant<text:tab/>18</text:p>
          <text:p text:style-name="P95">3.2.2.- Plugin de PostProcés<text:tab/>20</text:p>
          <text:p text:style-name="P95">3.2.3.- Plugin de Distribució<text:tab/>21</text:p>
          <text:p text:style-name="P95">3.2.4.- Plugin de Firma en servidor<text:tab/>22</text:p>
          <text:p text:style-name="P95">3.2.5.- Plugin per definir l'Escàner<text:tab/>23</text:p>
          <text:p text:style-name="P94">3.3.- Propietats globals<text:tab/>26</text:p>
          <text:p text:style-name="P94">3.4.- Organismes<text:tab/>29</text:p>
          <text:p text:style-name="P95">3.4.1.- Llista d'organismes:<text:tab/>29</text:p>
          <text:p text:style-name="P95">3.4.2.- Organigrama:<text:tab/>33</text:p>
          <text:p text:style-name="P95">3.4.3.- Reubicació de llibres dins l'organigrama:<text:tab/>33</text:p>
          <text:p text:style-name="P95">3.4.4.- Històric de sincronitzacions:<text:tab/>34</text:p>
          <text:p text:style-name="P94">3.5.- Gestió Usuaris<text:tab/>34</text:p>
          <text:p text:style-name="P94">3.6.- Gestió de Persones<text:tab/>37</text:p>
          <text:p text:style-name="P94">3.7.- Cerca persones duplicades<text:tab/>39</text:p>
          <text:p text:style-name="P94">3.8.- Estadístiques i Informes<text:tab/>40</text:p>
          <text:p text:style-name="P95">3.8.1.- Informe d'indicadors<text:tab/>40</text:p>
          <text:p text:style-name="P95">3.8.2.- Informe d'Indicadors per Oficina<text:tab/>42</text:p>
          <text:p text:style-name="P95">3.8.3.- Llibre de registres<text:tab/>43</text:p>
          <text:p text:style-name="P94">3.9.- Consulta d'usuari LOPD<text:tab/>45</text:p>
          <text:p text:style-name="P94">3.10.- Consulta d'assentament LOPD<text:tab/>46</text:p>
          <text:p text:style-name="P94">3.11.- Consulta registre migrat LOPD<text:tab/>48</text:p>
          <text:p text:style-name="P94">3.12.- Catàleg de dades<text:tab/>50</text:p>
          <text:p text:style-name="P95">3.12.1.- Gestió Tipus Documental<text:tab/>51</text:p>
          <text:p text:style-name="P95">3.12.2.- Gestió Tipus assumpte<text:tab/>52</text:p>
          <text:p text:style-name="P95">3.12.3.- Gestió Models d'ofici remissió<text:tab/>56</text:p>
          <text:p text:style-name="P94">3.13.- Manual Administrador d'Entitat<text:tab/>58</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91">Índex d' il·lustracions</text:p>
          </text:index-title>
          <text:p text:style-name="P92">Il·lustració 1: Pàgina Principal<text:tab/>7</text:p>
          <text:p text:style-name="P92">Il·lustració 2: Submenú d'usuari<text:tab/>8</text:p>
          <text:p text:style-name="P92">Il·lustració 3: Submenú de rol d'usuari<text:tab/>8</text:p>
          <text:p text:style-name="P92">Il·lustració 4: Submenú d'entitats administrades<text:tab/>9</text:p>
          <text:p text:style-name="P92">Il·lustració 5: Menú Administrador Entitat<text:tab/>9</text:p>
          <text:p text:style-name="P92">Il·lustració 6: Submenú Estadístiques i Informes<text:tab/>9</text:p>
          <text:p text:style-name="P92">Il·lustració 7: Submenú Organismes<text:tab/>10</text:p>
          <text:p text:style-name="P92">Il·lustració 8: Submenú Catàleg de Dades<text:tab/>10</text:p>
          <text:p text:style-name="P92">Il·lustració 9: Contingut<text:tab/>10</text:p>
          <text:p text:style-name="P92">Il·lustració 10: Peu<text:tab/>10</text:p>
          <text:p text:style-name="P92">Il·lustració 11: Llistat<text:tab/>11</text:p>
          <text:p text:style-name="P92">Il·lustració 12: Menú Administrador Entitat<text:tab/>12</text:p>
          <text:p text:style-name="P92">Il·lustració 13: Formulari de Dades<text:tab/>13</text:p>
          <text:p text:style-name="P92">Il·lustració 14: Formulari de Formats<text:tab/>14</text:p>
          <text:p text:style-name="P92">Il·lustració 15: Ajuda Format Segell<text:tab/>14</text:p>
          <text:p text:style-name="P92">Il·lustració 16: Ajuda Format Núm. Registre<text:tab/>14</text:p>
          <text:p text:style-name="P92">Il·lustració 17: Formulari Configuració Entitat<text:tab/>15</text:p>
          <text:p text:style-name="P92">Il·lustració 18: Llista de Plugins<text:tab/>16</text:p>
          <text:p text:style-name="P92">Il·lustració 19: Tipus de Plugins<text:tab/>16</text:p>
          <text:p text:style-name="P92">Il·lustració 20: Formulari d'alta de Plugin<text:tab/>17</text:p>
          <text:p text:style-name="P92">Il·lustració 21: Llista de Propietats globals<text:tab/>25</text:p>
          <text:p text:style-name="P92">Il·lustració 22: Tipus de Propietats globals<text:tab/>25</text:p>
          <text:p text:style-name="P92">Il·lustració 23: Formulari d'alta de Propietat global<text:tab/>26</text:p>
          <text:p text:style-name="P92">Il·lustració 24: Llistat de Propietats globals<text:tab/>26</text:p>
          <text:p text:style-name="P92">Il·lustració 25: Edició de Propietat global<text:tab/>27</text:p>
          <text:p text:style-name="P92">Il·lustració 26: Eliminació de Propietat global<text:tab/>27</text:p>
          <text:p text:style-name="P92">Il·lustració 27: Submenú d'Oficines i Organismes<text:tab/>28</text:p>
          <text:p text:style-name="P92">Il·lustració 28: Pantalla inicial d'Organigrama<text:tab/>28</text:p>
          <text:p text:style-name="P92">Il·lustració 29: Sincronització d'Organismes<text:tab/>28</text:p>
          <text:p text:style-name="P92">Il·lustració 30: Resultat de la sincronització d'Organismes<text:tab/>29</text:p>
          <text:p text:style-name="P92">Il·lustració 31: Llistat de llibres d'un organisme<text:tab/>29</text:p>
          <text:p text:style-name="P92">Il·lustració 32: Formulari d'alta de llibre<text:tab/>30</text:p>
          <text:p text:style-name="P92">Il·lustració 33: Alta de llibre<text:tab/>30</text:p>
          <text:p text:style-name="P92">Il·lustració 34: Permisos d'un usuari sobre un llibre<text:tab/>31</text:p>
          <text:p text:style-name="P92">Il·lustració 35: Edició d'un llibre<text:tab/>31</text:p>
          <text:p text:style-name="P92">Il·lustració 36: Oficines que donen servei a un Organisme<text:tab/>31</text:p>
          <text:p text:style-name="P92">Il·lustració 37: Arbre d'Entitat<text:tab/>32</text:p>
          <text:p text:style-name="P92">Il·lustració 38: Formulari de reubicació de llibres<text:tab/>33</text:p>
          <text:p text:style-name="P92">Il·lustració 39: Llistat de sincronitzacions d'organismes<text:tab/>33</text:p>
          <text:p text:style-name="P92">Il·lustració 40: Formulari de cerca d'usuaris d'entitat<text:tab/>34</text:p>
          <text:p text:style-name="P92">Il·lustració 41: Formulari per Introduir Usuari<text:tab/>34</text:p>
          <text:p text:style-name="P92">Il·lustració 42: Error de rol introduint usuari<text:tab/>34</text:p>
          <text:p text:style-name="P92">Il·lustració 43: Error de rol introduint usuari<text:tab/>35</text:p>
          <text:p text:style-name="P92">Il·lustració 44: Confirmació de creació d'usuari a l'entitat<text:tab/>35</text:p>
          <text:p text:style-name="P92">Il·lustració 45: Llistat d'usuaris d'entitat<text:tab/>35</text:p>
          <text:p text:style-name="P92">Il·lustració 46: Formulari Permisos-Usuari<text:tab/>36</text:p>
          <text:p text:style-name="P92">Il·lustració 47: Cerca de Persones<text:tab/>36</text:p>
          <text:p text:style-name="P92">Il·lustració 48: Formulari de Persona<text:tab/>37</text:p>
          <text:p text:style-name="P92">Il·lustració 49: Tipus de document<text:tab/>37</text:p>
          <text:p text:style-name="P92"><text:soft-page-break/>Il·lustració 50: Resultat de cerca de persones d'una entitat<text:tab/>38</text:p>
          <text:p text:style-name="P92">Il·lustració 51: Resultat de cerca de persones d'una entitat<text:tab/>38</text:p>
          <text:p text:style-name="P92">Il·lustració 52: Submenú d'Estadístiques i Informes<text:tab/>39</text:p>
          <text:p text:style-name="P92">Il·lustració 53: Criteris de classificació per Informe d'Indicadors<text:tab/>39</text:p>
          <text:p text:style-name="P92">Il·lustració 54: Informe d'Indicadors<text:tab/>41</text:p>
          <text:p text:style-name="P92">Il·lustració 55: Cerca d'Informe d'Indicadors per Oficina<text:tab/>42</text:p>
          <text:p text:style-name="P92">Il·lustració 56: Informe d'Indicadors per Oficina<text:tab/>42</text:p>
          <text:p text:style-name="P92">Il·lustració 57: Criteris de l'informe Llibre de registres<text:tab/>43</text:p>
          <text:p text:style-name="P92">Il·lustració 58: Informe llibre de Registres<text:tab/>44</text:p>
          <text:p text:style-name="P92">Il·lustració 59: Consulta d'usuari LOPD<text:tab/>44</text:p>
          <text:p text:style-name="P92">Il·lustració 60: Detall Consulta d'usuari LOPD<text:tab/>45</text:p>
          <text:p text:style-name="P92">Il·lustració 61: Consulta d'assentament LOPD<text:tab/>46</text:p>
          <text:p text:style-name="P92">Il·lustració 62: Resultat de cerca d'assentament LOPD<text:tab/>46</text:p>
          <text:p text:style-name="P92">Il·lustració 63: Detall d'una consulta assentament LOPD<text:tab/>47</text:p>
          <text:p text:style-name="P92">Il·lustració 64: Cercador de registres migrats<text:tab/>48</text:p>
          <text:p text:style-name="P92">Il·lustració 65: Llistat de registres migrats<text:tab/>48</text:p>
          <text:p text:style-name="P92">Il·lustració 66: Detall de consulta LOPD sobre Registre Migrat<text:tab/>49</text:p>
          <text:p text:style-name="P92">Il·lustració 67: Submenú de Catàleg de Dades<text:tab/>50</text:p>
          <text:p text:style-name="P92">Il·lustració 68: Llistat de Tipus Documental<text:tab/>50</text:p>
          <text:p text:style-name="P92">Il·lustració 69: Formulari de tipus documental<text:tab/>51</text:p>
          <text:p text:style-name="P92">Il·lustració 70: Introducció de Tipus Documental<text:tab/>51</text:p>
          <text:p text:style-name="P92">Il·lustració 71: Llistat de tipus assumpte<text:tab/>52</text:p>
          <text:p text:style-name="P92">Il·lustració 72: Formulari de Tipus d'Assumpte<text:tab/>52</text:p>
          <text:p text:style-name="P92">Il·lustració 73: Edició de Tipus d'Assumpte<text:tab/>53</text:p>
          <text:p text:style-name="P92">Il·lustració 74: Formulari de Codi d'Assumpte<text:tab/>54</text:p>
          <text:p text:style-name="P92">Il·lustració 75: Tipus d'Assumpte i Codi d'Assumpte<text:tab/>55</text:p>
          <text:p text:style-name="P92">Il·lustració 76: Llistat de Models d’ofici de remissió de l'entitat<text:tab/>55</text:p>
          <text:p text:style-name="P92">Il·lustració 77: Formulari d'un Model de Rebut<text:tab/>56</text:p>
          <text:p text:style-name="P92">Il·lustració 78: Edició d'un Model d’ofici de remissió<text:tab/>56</text:p>
          <text:p text:style-name="P92">Il·lustració 79: Ajuda Model de Rebut<text:tab/>57</text:p>
        </text:index-body>
      </text:illustration-index>
      <text:p text:style-name="Text_20_body"/>
      <text:p text:style-name="Text_20_body"/>
      <text:h text:style-name="P140"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486897070" text:style-name="L1">
        <text:list-item>
          <text:p text:style-name="P105"><text:span text:style-name="T1">Administrador</text:span>: és l'usuari que administra l'aplicació i que bàsicament gestiona usuaris, entitats i el catàleg de Dir3. El rol d'aplicació que li correspon és RWE_SUPERADMIN</text:p>
        </text:list-item>
        <text:list-item>
          <text:p text:style-name="P105"><text:span text:style-name="T1">Administrador d'Entitat</text:span>: administra totes les dades associades a una entitat. El rol d'aplicació que li correspon és RWE_ADMIN</text:p>
        </text:list-item>
        <text:list-item>
          <text:p text:style-name="P105"><text:span text:style-name="T1">Operador</text:span>: Realitza les tasques habituals d'una oficina de registre. El rol d'aplicació que li correspon és RWE_USUARI.</text:p>
        </text:list-item>
        <text:list-item>
          <text:p text:style-name="P105"><text:span text:style-name="T1">Operador (administrador d'oficina)</text:span> : És un sub-rol que té un usuari Operador. Li permetrà certes opcions que no tendrà un operador normal, per exemple visat d'assentaments.</text:p>
        </text:list-item>
      </text:list>
      <text:p text:style-name="P45"/>
      <text:h text:style-name="Heading_20_3" text:outline-level="3">Conceptes</text:h>
      <text:p text:style-name="Text_20_body"/>
      <text:h text:style-name="P133" text:outline-level="4">Dir3Caib</text:h>
      <text:p text:style-name="P76">És la aplicació que replica la informació d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76">RegWeb3 té com requisit disposar d'accés a una instal·lació <text:span text:style-name="T29">actualitzada </text:span>de Dir3Caib.</text:p>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2" text:note-class="endnote"><text:note-citation>i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77"><text:span text:style-name="T3">Un ofici de remissió és un registre la destinació del qual no gestiona l'oficina on s'ha registrat </text:span><text:span text:style-name="T8">físicament.</text:span></text:p>
      <text:p text:style-name="P77">Per exemple, si un ciutadà realitza un registre en l'oficina de Conselleria de Salut, que va dirigit a la Conselleria d'Educació, aquest registre serà considerat com un Ofici de Remissió.</text:p>
      <text:p text:style-name="P77">En aquest cas l'aplicació donarà la possibilitat a l'usuari d'enviar aquest registre a l'Organisme destinatari mitjançant un ofici de remis<text:span text:style-name="T29">sió</text:span>.</text:p>
      <text:p text:style-name="P77">Un ofici de remissió pot contenir més d'un registre d'entrada.</text:p>
      <text:p text:style-name="P45"/>
      <text:h text:style-name="Heading_20_2" text:outline-level="2">Introducció Avançada</text:h>
      <text:p text:style-name="P8"><text:tab/></text:p>
      <text:h text:style-name="P127"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39" text:outline-level="1"/>
      <text:h text:style-name="P14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57"><draw:text-box fo:min-height="4.424cm"><text:p text:style-name="P80"><draw:frame draw:style-name="fr5" draw:name="gráficos5" text:anchor-type="paragraph" svg:width="17cm" svg:height="4.069cm" draw:z-index="158"><draw:image xlink:href="Pictures/10000000000004E50000012C339BA1A0277808DF.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3154838174" text:style-name="L2">
        <text:list-header>
          <text:p text:style-name="P106"/>
        </text:list-header>
      </text:list>
      <text:list xml:id="list1550486728" text:style-name="L3">
        <text:list-item>
          <text:p text:style-name="P97">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3" table:number-columns-spanned="6" office:value-type="string">
            <text:p text:style-name="P31"><draw:frame draw:style-name="fr3" draw:name="gráficos7" text:anchor-type="paragraph" svg:width="16.806cm" svg:height="1.249cm" draw:z-index="32"><draw:image xlink:href="Pictures/10000000000004E30000005DB72633737F91FF2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80"><draw:frame draw:style-name="fr3" draw:name="gráficos8" text:anchor-type="paragraph" svg:width="6.826cm" svg:height="2.54cm" draw:z-index="33"><draw:image xlink:href="Pictures/100000000000010200000060EADA7A0AA45DB950.bmp" xlink:type="simple" xlink:show="embed" xlink:actuate="onLoad"/></draw:frame>Il·lustració <text:sequence text:ref-name="refIllustration1" text:name="Illustration" text:formula="ooow:Illustration+1" style:num-format="1">2</text:sequence>: Submenú d'usuari</text:p>
      <text:p text:style-name="P80"/>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80"><draw:frame draw:style-name="fr3" draw:name="gráficos10" text:anchor-type="paragraph" svg:width="7.618cm" svg:height="2.752cm" draw:z-index="34"><draw:image xlink:href="Pictures/1000000000000120000000685123118EDEC7AA26.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80"><draw:frame draw:style-name="fr3" draw:name="gráficos65" text:anchor-type="paragraph" svg:width="13.73cm" svg:height="2.461cm" draw:z-index="35"><draw:image xlink:href="Pictures/10000000000002070000005D4360A0C5E4A2EC41.bmp" xlink:type="simple" xlink:show="embed" xlink:actuate="onLoad"/></draw:frame>Il·lustració <text:sequence text:ref-name="refIllustration3" text:name="Illustration" text:formula="ooow:Illustration+1" style:num-format="1">4</text:sequence>: Submenú d'entitats administrades</text:p>
      <text:p text:style-name="P80"/>
      <text:h text:style-name="Heading_20_3" text:outline-level="3">Menús</text:h>
      <text:p text:style-name="P45">A continuació es mostren les opcions de menú pel rol “Administrador d'Entitat”. Les opcions de menú es descriuen <text:s/>amb més detall a cada un dels seus apartats.</text:p>
      <text:p text:style-name="P45"/>
      <text:list xml:id="list2901599426" text:style-name="L4">
        <text:list-item>
          <text:p text:style-name="P107">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6"><draw:frame draw:style-name="fr5" draw:name="gráficos66" text:anchor-type="paragraph" svg:width="4.491cm" svg:height="8.8cm" draw:z-index="66"><draw:image xlink:href="Pictures/10000000000000EF000001D5687444860593184F.jpg" xlink:type="simple" xlink:show="embed" xlink:actuate="onLoad"/></draw:frame></text:p>
            <text:p text:style-name="P88">Il·lustració <text:sequence text:ref-name="refIllustration4" text:name="Illustration" text:formula="ooow:Illustration+1" style:num-format="1">5</text:sequence>: Menú Administrador Entitat</text:p>
          </table:table-cell>
        </table:table-row>
      </table:table>
      <text:p text:style-name="P46"><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6"><draw:frame draw:style-name="fr3" draw:name="gráficos89" text:anchor-type="paragraph" svg:width="8.37cm" svg:height="1.76cm" draw:z-index="67"><draw:image xlink:href="Pictures/2000000700002EB8000009D3B2617E253A78CBAA.svm" xlink:type="simple" xlink:show="embed" xlink:actuate="onLoad"/></draw:frame></text:p>
            <text:p text:style-name="P88">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81"/>
          </table:table-cell>
        </table:table-row>
        <table:table-row>
          <table:table-cell table:style-name="Tabla7.A3" office:value-type="string">
            <text:p text:style-name="P31">En aquesta imatge mostram la resta d'opcions d'Organismes.</text:p>
          </table:table-cell>
          <table:table-cell table:style-name="Tabla7.B3" office:value-type="string">
            <text:p text:style-name="P86"><draw:frame draw:style-name="fr5" draw:name="gráficos90" text:anchor-type="paragraph" svg:width="7.819cm" svg:height="2.24cm" draw:z-index="68"><draw:image xlink:href="Pictures/2000000700002B9E00000C8205EDB920C80A13B4.svm" xlink:type="simple" xlink:show="embed" xlink:actuate="onLoad"/></draw:frame></text:p>
            <text:p text:style-name="P88">Il·lustració <text:sequence text:ref-name="refIllustration6" text:name="Illustration" text:formula="ooow:Illustration+1" style:num-format="1">7</text:sequence>: Submenú Organismes</text:p>
          </table:table-cell>
        </table:table-row>
      </table:table>
      <text:p text:style-name="P45"/>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6"><draw:frame draw:style-name="fr5" draw:name="gráficos67" text:anchor-type="paragraph" svg:width="8.26cm" svg:height="1.829cm" draw:z-index="36"><draw:image xlink:href="Pictures/2000000900002E1900000A3CA9288AA79CBA3B64.svm" xlink:type="simple" xlink:show="embed" xlink:actuate="onLoad"/></draw:frame></text:p>
            <text:p text:style-name="P88">Il·lustració <text:sequence text:ref-name="refIllustration7" text:name="Illustration" text:formula="ooow:Illustration+1" style:num-format="1">8</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P80"><draw:frame draw:style-name="fr6" draw:name="gráficos17" text:anchor-type="paragraph" svg:width="17cm" svg:height="3.995cm" draw:z-index="37"><draw:image xlink:href="Pictures/10000000000004E70000012780917A92CF03666D.bmp" xlink:type="simple" xlink:show="embed" xlink:actuate="onLoad"/></draw:frame><text:span text:style-name="T4">Il·lustració </text:span><text:span text:style-name="T4"><text:sequence text:ref-name="refIllustration8" text:name="Illustration" text:formula="ooow:Illustration+1" style:num-format="1">9</text:sequence></text:span><text:span text:style-name="T4">: Contingut</text:span></text:p>
      <text:p text:style-name="P10"/>
      <text:h text:style-name="Heading_20_3" text:outline-level="3">Peu</text:h>
      <text:p text:style-name="P12"><draw:frame draw:style-name="fr7" draw:name="gráficos18" text:anchor-type="paragraph" svg:width="17cm" svg:height="3.995cm" draw:z-index="38"><draw:image xlink:href="Pictures/10000000000004E70000012790883EC30D9FBA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963664157" text:style-name="L5">
        <text:list-item>
          <text:p text:style-name="P99"><text:span text:style-name="T1">nom de l'aplicació i versió del producte</text:span>.</text:p>
        </text:list-item>
        <text:list-item>
          <text:p text:style-name="P98"><text:span text:style-name="T5">logo de l'entitat</text:span><text:span text:style-name="T4">: És un logo de l'entitat que ens indica en quina entitat ens trobam (és d'utilitat quan una persona es troba donada d'alta en més d'una entitat). </text:span></text:p>
        </text:list-item>
      </text:list>
      <text:p text:style-name="P10"/>
      <text:h text:style-name="P135" text:outline-level="2">Informació general sobre els Llistats</text:h>
      <text:list xml:id="list499305341" text:style-name="L6">
        <text:list-header>
          <text:p text:style-name="P102"><draw:frame draw:style-name="fr5" draw:name="gráficos23" text:anchor-type="paragraph" svg:width="17cm" svg:height="7.765cm" draw:z-index="3"><draw:image xlink:href="Pictures/100000000000044B000001F6A44DA9D22237920A.png" xlink:type="simple" xlink:show="embed" xlink:actuate="onLoad"/></draw:frame><text:soft-page-break/>Il·lustració <text:sequence text:ref-name="refIllustration10" text:name="Illustration" text:formula="ooow:Illustration+1" style:num-format="1">11</text:sequence>: Llistat</text:p>
          <text:p text:style-name="P100"/>
        </text:list-header>
      </text:list>
      <text:p text:style-name="P11"/>
      <text:list xml:id="list102828682174321" text:continue-numbering="true" text:style-name="L6">
        <text:list-item>
          <text:p text:style-name="P108">Indica de que és el llistat.</text:p>
        </text:list-item>
        <text:list-item>
          <text:p text:style-name="P108">Botó que permet crear un nou objecte.</text:p>
        </text:list-item>
        <text:list-item>
          <text:p text:style-name="P108">Informació del número d'elements del llistat.</text:p>
        </text:list-item>
        <text:list-item>
          <text:p text:style-name="P108">Capçalera del llistat amb el conjunt de camps més significatius. Serà variable per a cada llistat. El camp “accions” indica les <text:s/>accions que es poden fer per cada element del llistat.</text:p>
        </text:list-item>
      </text:list>
      <text:h text:style-name="P142"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69"><draw:image xlink:href="Pictures/10000000000000EF000001D5687444860593184F.jpg" xlink:type="simple" xlink:show="embed" xlink:actuate="onLoad"/></draw:frame></text:p>
      <text:p text:style-name="P12">Il·lustració <text:sequence text:ref-name="refIllustration11" text:name="Illustration" text:formula="ooow:Illustration+1" style:num-format="1">12</text:sequence>: Menú Administrador Entitat</text:p>
      <text:p text:style-name="P56"/>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5">Dades:</text:p>
      <text:p text:style-name="P12"><draw:frame draw:style-name="fr6" draw:name="gráficos68" text:anchor-type="paragraph" svg:width="17cm" svg:height="6.519cm" draw:z-index="71"><draw:image xlink:href="Pictures/2000000700006E6300002A7BDCB633A0112157A6.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834849234" text:style-name="L7">
        <text:list-item>
          <text:p text:style-name="P110"><text:span text:style-name="T1">Nom</text:span>: nom de l'entitat.</text:p>
        </text:list-item>
        <text:list-item>
          <text:p text:style-name="P110"><text:span text:style-name="T1">Descripció</text:span>: breu descripció de l'entitat.</text:p>
        </text:list-item>
        <text:list-item>
          <text:p text:style-name="P110"><text:span text:style-name="T1">Codi Dir3</text:span>: codi únic alfanumèric que identifica a l'entitat al <text:span text:style-name="T2">Directorio Común </text:span>(ver nota <text:note-ref text:note-class="endnote" text:reference-format="text" text:ref-name="ftn2">ii</text:note-ref>)<text:span text:style-name="T2">. </text:span></text:p>
        </text:list-item>
        <text:list-item>
          <text:p text:style-name="P111"><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11"><text:span text:style-name="T1">Ofici de remissió</text:span>: permet activar o desactivar els oficis de remissió.</text:p>
        </text:list-item>
        <text:list-item>
          <text:p text:style-name="P111"><text:span text:style-name="T1">SIR</text:span>: si l'entitat ha de poder fer intercanvis registrals amb altres administracions.</text:p>
        </text:list-item>
      </text:list>
      <text:p text:style-name="P61"><text:tab/><text:tab/></text:p>
      <text:p text:style-name="P61"/>
      <text:p text:style-name="P66">Formats: </text:p>
      <text:p text:style-name="P59">Són els diferents formats que se poden donar a algun dels paràmetres de l'entitat.</text:p>
      <text:p text:style-name="P12"><draw:frame draw:style-name="fr6" draw:name="gráficos69" text:anchor-type="paragraph" svg:width="17cm" svg:height="7.37cm" draw:z-index="40"><draw:image xlink:href="Pictures/2000000700006B1400002E69C0AAD3F117F74F99.svm" xlink:type="simple" xlink:show="embed" xlink:actuate="onLoad"/></draw:frame><text:soft-page-break/>Il·lustració <text:sequence text:ref-name="refIllustration13" text:name="Illustration" text:formula="ooow:Illustration+1" style:num-format="1">14</text:sequence>: Formulari de Formats</text:p>
      <text:p text:style-name="P59"/>
      <text:p text:style-name="P59">Descripció dels camps de formats: </text:p>
      <text:list xml:id="list3631666181" text:style-name="L8">
        <text:list-item>
          <text:p text:style-name="P112"><text:span text:style-name="T1">Format segell</text:span>: permet definir el format que tendrà el segell de l'entitat (hi ha un botó d'Ajuda per veure totes les possibilitats).</text:p>
          <text:p text:style-name="P101"><draw:frame draw:style-name="fr5" draw:name="gráficos29" text:anchor-type="paragraph" svg:width="10.194cm" svg:height="5.385cm" draw:z-index="39"><draw:image xlink:href="Pictures/10000000000001C500000109C9046081EBE0D11E.png" xlink:type="simple" xlink:show="embed" xlink:actuate="onLoad"/></draw:frame>Il·lustració <text:sequence text:ref-name="refIllustration14" text:name="Illustration" text:formula="ooow:Illustration+1" style:num-format="1">15</text:sequence>: Ajuda Format Segell</text:p>
          <text:p text:style-name="P101"/>
        </text:list-item>
        <text:list-item>
          <text:p text:style-name="P112"><text:span text:style-name="T1">Posició segell: </text:span><text:span text:style-name="T9">permet definir les coordenades X i Y on s'imprimirà per defecte el segell, si després no se canvia. Si aquests dos camps estan buits, per defecte el segell apareixerà a la posició (19,19).</text:span></text:p>
        </text:list-item>
        <text:list-item>
          <text:p text:style-name="P112"><text:span text:style-name="T1">Format Núm. Registre</text:span>: permet definir el format del número de registre de l'entitat (hi ha un botó d'Ajuda per veure totes les possibilitats).</text:p>
          <text:p text:style-name="P101"><draw:frame draw:style-name="fr3" draw:name="gráficos28" text:anchor-type="paragraph" svg:width="10.278cm" svg:height="2.489cm" draw:z-index="41"><draw:image xlink:href="Pictures/10000000000001BE0000006C5C155EE8E1A7E992.png" xlink:type="simple" xlink:show="embed" xlink:actuate="onLoad"/></draw:frame>Il·lustració <text:sequence text:ref-name="refIllustration15" text:name="Illustration" text:formula="ooow:Illustration+1" style:num-format="1">16</text:sequence>: Ajuda Format Núm. Registre</text:p>
          <text:p text:style-name="P101"/>
        </text:list-item>
        <text:list-item>
          <text:p text:style-name="P112"><text:span text:style-name="T1">Logo Segell</text:span>: permet incloure una imatge al segell, que se completarà amb el text inclòs al <text:soft-page-break/>“Format Segell”. Per fer això, està explicat a l'ajuda del Format segell la manera com combinar la imatge i el text.</text:p>
          <text:p text:style-name="P112"/>
        </text:list-item>
      </text:list>
      <text:p text:style-name="P61"/>
      <text:p text:style-name="P62">Configuració: </text:p>
      <text:list xml:id="list102828748421967" text:continue-numbering="true" text:style-name="L8">
        <text:list-header>
          <text:p text:style-name="P103"><draw:frame draw:style-name="fr6" draw:name="gráficos70" text:anchor-type="paragraph" svg:width="17cm" svg:height="8.38cm" draw:z-index="43"><draw:image xlink:href="Pictures/100000000000042C00000212ADF4E805FBAD5F3F.jpg" xlink:type="simple" xlink:show="embed" xlink:actuate="onLoad"/></draw:frame>Il·lustració <text:sequence text:ref-name="refIllustration16" text:name="Illustration" text:formula="ooow:Illustration+1" style:num-format="1">17</text:sequence>: Formulari Configuració Entitat</text:p>
        </text:list-header>
      </text:list>
      <text:p text:style-name="P61"/>
      <text:p text:style-name="P61">Descripció dels camps de configuració: </text:p>
      <text:list xml:id="list1285591857" text:style-name="L9">
        <text:list-item>
          <text:p text:style-name="P113"><text:span text:style-name="T1">Color del menú</text:span>: Permet definir el color del menú per a l'entitat. </text:p>
        </text:list-item>
        <text:list-item>
          <text:p text:style-name="P113"><text:span text:style-name="T1">Persones</text:span>: Permet indicar que fer amb els interessats que s'indiquen a un assentament.</text:p>
          <text:list>
            <text:list-item>
              <text:p text:style-name="P113">Sense guardar: les dades dels interessats no es guardaran.</text:p>
            </text:list-item>
            <text:list-item>
              <text:p text:style-name="P113">Guardar totes: es guardaran les dades dels interessats d'un assentament.</text:p>
            </text:list-item>
            <text:list-item>
              <text:p text:style-name="P113">Confirmar nova persona: el sistema demanarà per cada interessat si es vol guardar o no.</text:p>
            </text:list-item>
            <text:list-item>
              <text:p text:style-name="P113">Sistema extern: <text:s/>les dades dels interessats s'obtindran d'una base de dades externes. </text:p>
              <text:p text:style-name="P114"><text:span text:style-name="T27">Nota:</text:span> Per poder guardar una persona dins el sistema, és necessari indicar el seu Document, si no s'indica, encara que estigui triada l'opció “Guardar”, no es farà.</text:p>
            </text:list-item>
          </text:list>
        </text:list-item>
        <text:list-item>
          <text:p text:style-name="P113"><text:span text:style-name="T1">Text del peu</text:span>: permet definir el text de l'entitat que sortirà al peu de pàgina.</text:p>
        </text:list-item>
        <text:list-item>
          <text:p text:style-name="P113"><text:span text:style-name="T1">Logo Menú</text:span>: Permet definir el logo que sortirà al menú.</text:p>
        </text:list-item>
        <text:list-item>
          <text:p text:style-name="P113"><text:span text:style-name="T1">Logo Peu</text:span>: permet definir el logo que sortirà al peu.</text:p>
        </text:list-item>
        <text:list-item>
          <text:p text:style-name="P11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73"/>
      <text:p text:style-name="P63"/>
      <text:h text:style-name="Heading_20_2" text:outline-level="2">Plugins</text:h>
      <text:p text:style-name="Text_20_body">Regweb3 funciona mitjançant plugins per realitzar diferents accions dins l'aplicació<text:span text:style-name="T4">.</text:span></text:p>
      <text:p text:style-name="Text_20_body"/>
      <text:p text:style-name="Text_20_body"><draw:frame draw:style-name="fr1" draw:name="Marco24" text:anchor-type="as-char" svg:width="17cm" draw:z-index="159"><draw:text-box fo:min-height="4.57cm"><text:p text:style-name="P80"><draw:frame draw:style-name="fr5" draw:name="gráficos106" text:anchor-type="paragraph" svg:width="17cm" svg:height="3.63cm" draw:z-index="160"><draw:image xlink:href="Pictures/1000000000000425000000E1E29A0F8377C3B74E.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61"><draw:text-box fo:min-height="4.923cm"><text:p text:style-name="P80"><draw:frame draw:style-name="fr5" draw:name="gráficos107" text:anchor-type="paragraph" svg:width="6.638cm" svg:height="6.091cm" draw:z-index="162"><draw:image xlink:href="Pictures/100000000000015500000137B2C3E3EECDAAFCF8.jpg" xlink:type="simple" xlink:show="embed" xlink:actuate="onLoad"/></draw:frame>Il·lustració <text:sequence text:ref-name="refIllustration18" text:name="Illustration" text:formula="ooow:Illustration+1" style:num-format="1">19</text:sequence>: Tipus de Plugins</text:p></draw:text-box></draw:frame></text:p>
      <text:p text:style-name="P49"/>
      <text:p text:style-name="Text_20_body">Si el que volem fer és introduir un nou plugin, pitjarem damunt el botó <draw:frame draw:style-name="fr8" draw:name="gráficos108" text:anchor-type="as-char" svg:y="-0.441cm" svg:width="2.469cm" svg:height="0.487cm" draw:z-index="163"><draw:image xlink:href="Pictures/100000000000006F000000166348769AA88B0D61.jpg" xlink:type="simple" xlink:show="embed" xlink:actuate="onLoad"/></draw:frame> i ens apareix el formulari:</text:p>
      <text:p text:style-name="Text_20_body"><text:soft-page-break/><draw:frame draw:style-name="fr1" draw:name="Marco26" text:anchor-type="as-char" svg:width="17cm" draw:z-index="164"><draw:text-box fo:min-height="4.923cm"><text:p text:style-name="P80"><draw:frame draw:style-name="fr5" draw:name="gráficos109" text:anchor-type="paragraph" svg:width="17cm" svg:height="8.209cm" draw:z-index="165"><draw:image xlink:href="Pictures/100000000000042A0000020572D07AB543820059.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49"/>
      <text:p text:style-name="P49">Els plugins actualment implementats i disponibles per a cada Entitat són:</text:p>
      <text:list xml:id="list3076923043" text:style-name="L10">
        <text:list-item>
          <text:p text:style-name="P116">Plugin per generar Justificant</text:p>
        </text:list-item>
        <text:list-item>
          <text:p text:style-name="P116">Plugin de PostProcés</text:p>
        </text:list-item>
        <text:list-item>
          <text:p text:style-name="P109">Plugin de Distribució</text:p>
        </text:list-item>
        <text:list-item>
          <text:p text:style-name="P109">Plugin de Firma en servidor</text:p>
        </text:list-item>
        <text:list-item>
          <text:p text:style-name="P109">Plugin per definir l'Escàner</text:p>
        </text:list-item>
      </text:list>
      <text:p text:style-name="P50"><text:tab/></text:p>
      <text:p text:style-name="P50">La configuració d'aquests plugins s'explica en els següents punts.</text:p>
      <text:p text:style-name="P50"/>
      <text:h text:style-name="P128" text:outline-level="3">Plugin per generar Justificant</text:h>
      <text:p text:style-name="P51">S'encarrega de la generació del justificant en pdf que s'adjunta a un registre automàticament quan s'envia a SIR o quan es genera manualment. Aquest plugin disposa d'una sèrie de propietats per poder modificar el contingut d'alguns textos del pdf.</text:p>
      <text:p text:style-name="P51">Es poden triar dues implementacions: </text:p>
      <text:p text:style-name="P50">• Bàsica: Veure punt 4.2.1.1.-Plugin per generar Justificant </text:p>
      <text:p text:style-name="P51">• CAIB: Veure punt 4.2.1.2.-Plugin per generar Justificant CAIB </text:p>
      <text:p text:style-name="P51"/>
      <text:h text:style-name="Heading_20_4" text:outline-level="4"><text:soft-page-break/>Plugin <text:span text:style-name="T4">per generar Justificant </text:span></text:h>
      <text:p text:style-name="P51">És el plugin que es configura per defecte quan es crea una nova entitat.</text:p>
      <table:table table:name="Tabla41" table:style-name="Tabla41">
        <table:table-column table:style-name="Tabla41.A"/>
        <table:table-row>
          <table:table-cell table:style-name="Tabla41.A1" office:value-type="string">
            <text:p text:style-name="P89">Tipus:</text:p>
          </table:table-cell>
        </table:table-row>
        <table:table-row>
          <table:table-cell table:style-name="Tabla41.A2" office:value-type="string">
            <text:p text:style-name="P35">Justificant</text:p>
          </table:table-cell>
        </table:table-row>
      </table:table>
      <text:p text:style-name="P51"/>
      <table:table table:name="Tabla42" table:style-name="Tabla42">
        <table:table-column table:style-name="Tabla42.A"/>
        <table:table-row>
          <table:table-cell table:style-name="Tabla42.A1" office:value-type="string">
            <text:p text:style-name="P89">Nom:</text:p>
          </table:table-cell>
        </table:table-row>
        <table:table-row>
          <table:table-cell table:style-name="Tabla42.A2" office:value-type="string">
            <text:p text:style-name="P35">Justificant</text:p>
          </table:table-cell>
        </table:table-row>
      </table:table>
      <text:p text:style-name="P51"/>
      <table:table table:name="Tabla51" table:style-name="Tabla51">
        <table:table-column table:style-name="Tabla51.A"/>
        <table:table-row>
          <table:table-cell table:style-name="Tabla51.A1" office:value-type="string">
            <text:p text:style-name="P89">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1"/>
      <table:table table:name="Tabla43" table:style-name="Tabla43">
        <table:table-column table:style-name="Tabla43.A"/>
        <table:table-row>
          <table:table-cell table:style-name="Tabla43.A1" office:value-type="string">
            <text:p text:style-name="P89">Classe Java:</text:p>
          </table:table-cell>
        </table:table-row>
        <table:table-row>
          <table:table-cell table:style-name="Tabla43.A2" office:value-type="string">
            <text:p text:style-name="P38"><text:span text:style-name="T10">org.fundaciobit.plugins.justificante.mock</text:span><text:span text:style-name="T13">.</text:span><text:span text:style-name="T17">JustificanteMockPlugin</text:span><text:span text:style-name="T18"> </text:span></text:p>
          </table:table-cell>
        </table:table-row>
      </table:table>
      <text:p text:style-name="P51"/>
      <table:table table:name="Tabla44" table:style-name="Tabla44">
        <table:table-column table:style-name="Tabla44.A"/>
        <table:table-column table:style-name="Tabla44.B"/>
        <table:table-row>
          <table:table-cell table:style-name="Tabla44.A1" table:number-columns-spanned="2" office:value-type="string">
            <text:p text:style-name="P89">Propietats:</text:p>
          </table:table-cell>
          <table:covered-table-cell/>
        </table:table-row>
        <table:table-row>
          <table:table-cell table:style-name="Tabla44.A2" office:value-type="string">
            <text:p text:style-name="P39">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39">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39">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39">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39">es.caib.regweb3.plugins.justificante.mock.validez.es</text:p>
          </table:table-cell>
          <table:table-cell table:style-name="Tabla44.B3" office:value-type="string">
            <text:p text:style-name="P35">Missatge en castellà per l'apartat de validesa. Exemple: <text:span text:style-name="T2">El presente justificante tiene validez ...</text:span></text:p>
          </table:table-cell>
        </table:table-row>
        <table:table-row>
          <table:table-cell table:style-name="Tabla44.A3" office:value-type="string">
            <text:p text:style-name="P39">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1"/>
      <text:h text:style-name="Heading_20_4" text:outline-level="4">Plugin <text:span text:style-name="T4">per generar Justificant CAIB</text:span></text:h>
      <text:p text:style-name="P5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89">Tipus:</text:p>
          </table:table-cell>
        </table:table-row>
        <text:soft-page-break/>
        <table:table-row>
          <table:table-cell table:style-name="Tabla45.A2" office:value-type="string">
            <text:p text:style-name="P35">Justificant</text:p>
          </table:table-cell>
        </table:table-row>
      </table:table>
      <text:p text:style-name="P51"/>
      <table:table table:name="Tabla47" table:style-name="Tabla47">
        <table:table-column table:style-name="Tabla47.A"/>
        <table:table-row>
          <table:table-cell table:style-name="Tabla47.A1" office:value-type="string">
            <text:p text:style-name="P89">Nom:</text:p>
          </table:table-cell>
        </table:table-row>
        <table:table-row>
          <table:table-cell table:style-name="Tabla47.A2" office:value-type="string">
            <text:p text:style-name="P35">Justificant</text:p>
          </table:table-cell>
        </table:table-row>
      </table:table>
      <text:p text:style-name="P51"/>
      <table:table table:name="Tabla52" table:style-name="Tabla52">
        <table:table-column table:style-name="Tabla52.A"/>
        <table:table-row>
          <table:table-cell table:style-name="Tabla52.A1" office:value-type="string">
            <text:p text:style-name="P89">Descripció:</text:p>
          </table:table-cell>
        </table:table-row>
        <table:table-row>
          <table:table-cell table:style-name="Tabla52.A2" office:value-type="string">
            <text:p text:style-name="P35">Genera el justificant SIR-CAIB dels registres</text:p>
          </table:table-cell>
        </table:table-row>
      </table:table>
      <text:p text:style-name="P51"/>
      <table:table table:name="Tabla49" table:style-name="Tabla49">
        <table:table-column table:style-name="Tabla49.A"/>
        <table:table-row>
          <table:table-cell table:style-name="Tabla49.A1" office:value-type="string">
            <text:p text:style-name="P89">Classe Java:</text:p>
          </table:table-cell>
        </table:table-row>
        <table:table-row>
          <table:table-cell table:style-name="Tabla49.A2" office:value-type="string">
            <text:p text:style-name="P35">org.fundaciobit.plugins.justificante.caib<text:span text:style-name="T12">.</text:span><text:span text:style-name="T20">JustificanteCaibPlugin</text:span><text:span text:style-name="T19"> </text:span></text:p>
          </table:table-cell>
        </table:table-row>
      </table:table>
      <text:p text:style-name="P51"/>
      <table:table table:name="Tabla50" table:style-name="Tabla50">
        <table:table-column table:style-name="Tabla50.A"/>
        <table:table-column table:style-name="Tabla50.B"/>
        <table:table-row>
          <table:table-cell table:style-name="Tabla50.A1" table:number-columns-spanned="2" office:value-type="string">
            <text:p text:style-name="P89">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131"><text:span text:style-name="T30">No s’utilitza ja que el justificant es cescarrega amb el CONCSV que ja fa aquesta funció. </text:span>És el missatge d'estampació pel csv<text:span text:style-name="T30">. </text:span>Exemple: <text:span text:style-name="T2">Este es un mensaje de estampación url:{0} specialValue:{1} csv:{2} .</text:span></text:p>
            <text:p text:style-name="P36">(On {0}=url, {1}=specialValue, {2}=csv).</text:p>
          </table:table-cell>
        </table:table-row>
        <table:table-row>
          <table:table-cell table:style-name="Tabla50.A2" office:value-type="string">
            <text:p text:style-name="P39">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39">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39">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39">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39">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39">es.caib.regweb3.plugins.justificante.caib.validez.ca</text:p>
          </table:table-cell>
          <table:table-cell table:style-name="Tabla50.B2" office:value-type="string">
            <text:p text:style-name="P35">Missatge en català per l'apartat de validesa. Exemple: <text:span text:style-name="T2">El present 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4"/>
      <text:p text:style-name="P51"/>
      <text:h text:style-name="P128" text:outline-level="3">Plugin de PostProcés</text:h>
      <text:p text:style-name="P51">És l'encarregat d'enviar el registre amb tota la seva informació al lloc que se li configuri cada vegada que es crea, edita, afegeixen annexes i/o interessats.</text:p>
      <text:h text:style-name="Heading_20_4" text:outline-level="4">Plugin de PostProcés</text:h>
      <text:p text:style-name="P51">És el plugin que es configura per defecte quan es crea una nova entitat.</text:p>
      <table:table table:name="Tabla58" table:style-name="Tabla58">
        <table:table-column table:style-name="Tabla58.A"/>
        <text:soft-page-break/>
        <table:table-row>
          <table:table-cell table:style-name="Tabla58.A1" office:value-type="string">
            <text:p text:style-name="P89">Tipus:</text:p>
          </table:table-cell>
        </table:table-row>
        <table:table-row>
          <table:table-cell table:style-name="Tabla58.A2" office:value-type="string">
            <text:p text:style-name="P35">PostProceso</text:p>
          </table:table-cell>
        </table:table-row>
      </table:table>
      <text:p text:style-name="P51"/>
      <table:table table:name="Tabla59" table:style-name="Tabla59">
        <table:table-column table:style-name="Tabla59.A"/>
        <table:table-row>
          <table:table-cell table:style-name="Tabla59.A1" office:value-type="string">
            <text:p text:style-name="P89">Nom:</text:p>
          </table:table-cell>
        </table:table-row>
        <table:table-row>
          <table:table-cell table:style-name="Tabla59.A2" office:value-type="string">
            <text:p text:style-name="P35">PostProcés</text:p>
          </table:table-cell>
        </table:table-row>
      </table:table>
      <text:p text:style-name="P51"/>
      <table:table table:name="Tabla60" table:style-name="Tabla60">
        <table:table-column table:style-name="Tabla60.A"/>
        <table:table-row>
          <table:table-cell table:style-name="Tabla60.A1" office:value-type="string">
            <text:p text:style-name="P89">Descripció:</text:p>
          </table:table-cell>
        </table:table-row>
        <table:table-row>
          <table:table-cell table:style-name="Tabla60.A2" office:value-type="string">
            <text:p text:style-name="P35">Implementació base del plugin, no fa cap acció.</text:p>
          </table:table-cell>
        </table:table-row>
      </table:table>
      <text:p text:style-name="P51"/>
      <table:table table:name="Tabla61" table:style-name="Tabla61">
        <table:table-column table:style-name="Tabla61.A"/>
        <table:table-row>
          <table:table-cell table:style-name="Tabla61.A1" office:value-type="string">
            <text:p text:style-name="P89">Classe Java:</text:p>
          </table:table-cell>
        </table:table-row>
        <table:table-row>
          <table:table-cell table:style-name="Tabla61.A2" office:value-type="string">
            <text:p text:style-name="P42">es.caib.regweb3.plugins.postproceso.mock.PostProcesoMockPlugin</text:p>
          </table:table-cell>
        </table:table-row>
      </table:table>
      <text:p text:style-name="P51"/>
      <table:table table:name="Tabla62" table:style-name="Tabla62">
        <table:table-column table:style-name="Tabla62.A"/>
        <table:table-row>
          <table:table-cell table:style-name="Tabla62.A1" office:value-type="string">
            <text:p text:style-name="P89">Propietats: <text:span text:style-name="T11">No té propietats definides</text:span></text:p>
          </table:table-cell>
        </table:table-row>
      </table:table>
      <text:p text:style-name="P51"/>
      <text:p text:style-name="P51"/>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2">Mock</text:span></text:h>
      <text:p text:style-name="P51">És el plugin que es configura per defecte quan es crea una nova entitat.</text:p>
      <table:table table:name="Tabla10" table:style-name="Tabla10">
        <table:table-column table:style-name="Tabla10.A"/>
        <table:table-row>
          <table:table-cell table:style-name="Tabla10.A1" office:value-type="string">
            <text:p text:style-name="P89">Tipus:</text:p>
          </table:table-cell>
        </table:table-row>
        <table:table-row>
          <table:table-cell table:style-name="Tabla10.A2" office:value-type="string">
            <text:p text:style-name="P35">Distribución</text:p>
          </table:table-cell>
        </table:table-row>
      </table:table>
      <text:p text:style-name="P51"/>
      <table:table table:name="Tabla12" table:style-name="Tabla12">
        <table:table-column table:style-name="Tabla12.A"/>
        <table:table-row>
          <table:table-cell table:style-name="Tabla12.A1" office:value-type="string">
            <text:p text:style-name="P89">Nom:</text:p>
          </table:table-cell>
        </table:table-row>
        <table:table-row>
          <table:table-cell table:style-name="Tabla12.A2" office:value-type="string">
            <text:p text:style-name="P35">Distribució</text:p>
          </table:table-cell>
        </table:table-row>
      </table:table>
      <text:p text:style-name="P51"/>
      <table:table table:name="Tabla64" table:style-name="Tabla64">
        <table:table-column table:style-name="Tabla64.A"/>
        <table:table-row>
          <table:table-cell table:style-name="Tabla64.A1" office:value-type="string">
            <text:p text:style-name="P89">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1"/>
      <table:table table:name="Tabla65" table:style-name="Tabla65">
        <table:table-column table:style-name="Tabla65.A"/>
        <table:table-row>
          <table:table-cell table:style-name="Tabla65.A1" office:value-type="string">
            <text:p text:style-name="P89">Classe Java:</text:p>
          </table:table-cell>
        </table:table-row>
        <table:table-row>
          <table:table-cell table:style-name="Tabla65.A2" office:value-type="string">
            <text:p text:style-name="P42">es.caib.regweb3.plugins.distribucion.mock.DistribucionMockPlugin</text:p>
          </table:table-cell>
        </table:table-row>
      </table:table>
      <text:p text:style-name="P51"/>
      <table:table table:name="Tabla66" table:style-name="Tabla66">
        <table:table-column table:style-name="Tabla66.A"/>
        <table:table-row>
          <table:table-cell table:style-name="Tabla66.A1" office:value-type="string">
            <text:p text:style-name="P89">Propietats: <text:span text:style-name="T11">No té propietats definides</text:span></text:p>
          </table:table-cell>
        </table:table-row>
      </table:table>
      <text:p text:style-name="P51"/>
      <text:p text:style-name="P51"/>
      <text:h text:style-name="Heading_20_3" text:outline-level="3"><text:soft-page-break/>Plugin de Firma en servidor</text:h>
      <text:p text:style-name="Text_20_body">La Firma en servidor s'empra en les entitats que puguin fer registres cap a SIR, ja que ha de firmar tots els annexes que s'enviïn. Només farà falta definir-lo a les entitats marcades com a SIR.</text:p>
      <text:p text:style-name="P51">Es poden triar dues implementacions: </text:p>
      <text:p text:style-name="P50">• Afirma: Veure punt 4.2.4.1.-Plugin de Firma en servidor Afirma</text:p>
      <text:p text:style-name="P51">• MiniApplet: Veure punt 4.2.4.2.-Plugin de Firma en servidor MiniApplet</text:p>
      <text:h text:style-name="Heading_20_4" text:outline-level="4">Plugin de <text:span text:style-name="T4">Firma en servidor Afirma</text:span></text:h>
      <text:p text:style-name="P51">És el plugin que es configura per defecte quan es crea una nova entitat.</text:p>
      <table:table table:name="Tabla67" table:style-name="Tabla67">
        <table:table-column table:style-name="Tabla67.A"/>
        <table:table-row>
          <table:table-cell table:style-name="Tabla67.A1" office:value-type="string">
            <text:p text:style-name="P89">Tipus:</text:p>
          </table:table-cell>
        </table:table-row>
        <table:table-row>
          <table:table-cell table:style-name="Tabla67.A2" office:value-type="string">
            <text:p text:style-name="P35">Firma Servidor</text:p>
          </table:table-cell>
        </table:table-row>
      </table:table>
      <text:p text:style-name="P51"/>
      <table:table table:name="Tabla68" table:style-name="Tabla68">
        <table:table-column table:style-name="Tabla68.A"/>
        <table:table-row>
          <table:table-cell table:style-name="Tabla68.A1" office:value-type="string">
            <text:p text:style-name="P89">Nom:</text:p>
          </table:table-cell>
        </table:table-row>
        <table:table-row>
          <table:table-cell table:style-name="Tabla68.A2" office:value-type="string">
            <text:p text:style-name="P35">Firma en servidor</text:p>
          </table:table-cell>
        </table:table-row>
      </table:table>
      <text:p text:style-name="P51"/>
      <table:table table:name="Tabla69" table:style-name="Tabla69">
        <table:table-column table:style-name="Tabla69.A"/>
        <table:table-row>
          <table:table-cell table:style-name="Tabla69.A1" office:value-type="string">
            <text:p text:style-name="P89">Descripció:</text:p>
          </table:table-cell>
        </table:table-row>
        <table:table-row>
          <table:table-cell table:style-name="Tabla69.A2" office:value-type="string">
            <text:p text:style-name="P35">Firma en servidor amb @firma</text:p>
          </table:table-cell>
        </table:table-row>
      </table:table>
      <text:p text:style-name="P51"/>
      <table:table table:name="Tabla70" table:style-name="Tabla70">
        <table:table-column table:style-name="Tabla70.A"/>
        <table:table-row>
          <table:table-cell table:style-name="Tabla70.A1" office:value-type="string">
            <text:p text:style-name="P89">Classe Java:</text:p>
          </table:table-cell>
        </table:table-row>
        <table:table-row>
          <table:table-cell table:style-name="Tabla70.A2" office:value-type="string">
            <text:p text:style-name="P42">org.fundaciobit.plugins.signatureserver.afirmaserver.AfirmaServerSignatureServerPlugin</text:p>
          </table:table-cell>
        </table:table-row>
      </table:table>
      <text:p text:style-name="P51"/>
      <table:table table:name="Tabla71" table:style-name="Tabla71">
        <table:table-column table:style-name="Tabla71.A"/>
        <table:table-column table:style-name="Tabla71.B"/>
        <table:table-row>
          <table:table-cell table:style-name="Tabla71.A1" table:number-columns-spanned="2" office:value-type="string">
            <text:p text:style-name="P89">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7">Identificador de l'aplicació.</text:p>
          </table:table-cell>
        </table:table-row>
        <table:table-row>
          <table:table-cell table:style-name="Tabla71.A2" office:value-type="string">
            <text:p text:style-name="P39">es.caib.regweb3.plugins.signatureserver.afirmaserver.applicationID_TimeStamp</text:p>
          </table:table-cell>
          <table:table-cell table:style-name="Tabla71.B2" office:value-type="string">
            <text:p text:style-name="P35"><text:span text:style-name="T27">Propietat opcional. Serveix per fer firmes amb segell de temps. Exemple:</text:span><text:span text:style-name="T2"> Con TimeStamp</text:span></text:p>
          </table:table-cell>
        </table:table-row>
        <table:table-row>
          <table:table-cell table:style-name="Tabla71.A2" office:value-type="string">
            <text:p text:style-name="P39">es.caib.regweb3.plugins.signatureserver.afirmaserver.defaultAliasCertificate</text:p>
          </table:table-cell>
          <table:table-cell table:style-name="Tabla71.B2" office:value-type="string">
            <text:p text:style-name="P37">Sistema de selecció del certificat amb el que firmar. S'utilitza si signaturesSet.getCommonInfoSignature().getUsername() es null</text:p>
          </table:table-cell>
        </table:table-row>
        <table:table-row>
          <table:table-cell table:style-name="Tabla71.A2" office:value-type="string">
            <text:p text:style-name="P39">es.caib.regweb3.plugins.signatureserver.afirmaserver.TransformersTemplatesPath</text:p>
          </table:table-cell>
          <table:table-cell table:style-name="Tabla71.B2" office:value-type="string">
            <text:p text:style-name="P132">Ruta pels templates. </text:p>
            <text:p text:style-name="P132"><text:span text:style-name="T31">Ha d’apuntar a un directori que contengui els fitxers d’aquesta ruta: https://github.com/GovernIB/portafib/tree/portafib-1.1/plugins-signatureserver/afirmaserver/config/transformersTemplates</text:span></text:p>
          </table:table-cell>
        </table:table-row>
        <table:table-row>
          <table:table-cell table:style-name="Tabla71.A2" office:value-type="string">
            <text:p text:style-name="P39">es.caib.regweb3.plugins.signatureserver.afirmaserver.endpoint</text:p>
          </table:table-cell>
          <table:table-cell table:style-name="Tabla71.B2" office:value-type="string">
            <text:p text:style-name="P37">Propietats de comunicació amb el repositori de serveis. </text:p>
          </table:table-cell>
        </table:table-row>
        <table:table-row>
          <table:table-cell table:style-name="Tabla71.A2" office:value-type="string">
            <text:p text:style-name="P39">es.caib.regweb3.plugins.signatureserver.afirmaserver.authorization.username</text:p>
          </table:table-cell>
          <table:table-cell table:style-name="Tabla71.B2" office:value-type="string">
            <text:p text:style-name="P37">Nom d'usuari del token.</text:p>
          </table:table-cell>
        </table:table-row>
        <table:table-row>
          <table:table-cell table:style-name="Tabla71.A2" office:value-type="string">
            <text:p text:style-name="P39">es.caib.regweb3.plugins.signatureserver.afirmaserver.authorization.password</text:p>
          </table:table-cell>
          <table:table-cell table:style-name="Tabla71.B2" office:value-type="string">
            <text:p text:style-name="P37">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7">Ruta del keystore de certificat. Exemple: <text:span text:style-name="T2">/xxx/keystore.jks</text:span></text:p>
          </table:table-cell>
        </table:table-row>
        <table:table-row>
          <table:table-cell table:style-name="Tabla71.A2" office:value-type="string">
            <text:p text:style-name="P35">es.caib.regweb3.plugins.signatureserver.afirmaserver.autho<text:soft-page-break/>rization.ks.type</text:p>
          </table:table-cell>
          <table:table-cell table:style-name="Tabla71.B2" office:value-type="string">
            <text:p text:style-name="P37">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7">Password del keystore.</text:p>
          </table:table-cell>
        </table:table-row>
        <table:table-row>
          <table:table-cell table:style-name="Tabla71.A2" office:value-type="string">
            <text:p text:style-name="P35">es.caib.regweb3.plugins.signatureserver.afirmaserver.authorization.ks.cert.alias</text:p>
          </table:table-cell>
          <table:table-cell table:style-name="Tabla71.B2" office:value-type="string">
            <text:p text:style-name="P37">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7">Password del certificat del keystore.</text:p>
          </table:table-cell>
        </table:table-row>
      </table:table>
      <text:p text:style-name="P51"/>
      <text:h text:style-name="Heading_20_4" text:outline-level="4">Plugin de <text:span text:style-name="T4">Firma en servidor MiniApplet</text:span></text:h>
      <text:p text:style-name="P49"/>
      <table:table table:name="Tabla72" table:style-name="Tabla72">
        <table:table-column table:style-name="Tabla72.A"/>
        <table:table-row>
          <table:table-cell table:style-name="Tabla72.A1" office:value-type="string">
            <text:p text:style-name="P89">Tipus:</text:p>
          </table:table-cell>
        </table:table-row>
        <table:table-row>
          <table:table-cell table:style-name="Tabla72.A2" office:value-type="string">
            <text:p text:style-name="P35">Firma Servidor</text:p>
          </table:table-cell>
        </table:table-row>
      </table:table>
      <text:p text:style-name="P51"/>
      <table:table table:name="Tabla73" table:style-name="Tabla73">
        <table:table-column table:style-name="Tabla73.A"/>
        <table:table-row>
          <table:table-cell table:style-name="Tabla73.A1" office:value-type="string">
            <text:p text:style-name="P89">Nom:</text:p>
          </table:table-cell>
        </table:table-row>
        <table:table-row>
          <table:table-cell table:style-name="Tabla73.A2" office:value-type="string">
            <text:p text:style-name="P35">Firma en servidor</text:p>
          </table:table-cell>
        </table:table-row>
      </table:table>
      <text:p text:style-name="P51"/>
      <table:table table:name="Tabla74" table:style-name="Tabla74">
        <table:table-column table:style-name="Tabla74.A"/>
        <table:table-row>
          <table:table-cell table:style-name="Tabla74.A1" office:value-type="string">
            <text:p text:style-name="P89">Descripció:</text:p>
          </table:table-cell>
        </table:table-row>
        <table:table-row>
          <table:table-cell table:style-name="Tabla74.A2" office:value-type="string">
            <text:p text:style-name="P35">Firma en servidor mitjançant el MiniApplet</text:p>
          </table:table-cell>
        </table:table-row>
      </table:table>
      <text:p text:style-name="P51"/>
      <table:table table:name="Tabla75" table:style-name="Tabla75">
        <table:table-column table:style-name="Tabla75.A"/>
        <table:table-row>
          <table:table-cell table:style-name="Tabla75.A1" office:value-type="string">
            <text:p text:style-name="P89">Classe Java:</text:p>
          </table:table-cell>
        </table:table-row>
        <table:table-row>
          <table:table-cell table:style-name="Tabla75.A2" office:value-type="string">
            <text:p text:style-name="P42">org.fundaciobit.plugins.signatureserver.miniappletinserver.MiniAppletInServerSignatureServerPlugin</text:p>
          </table:table-cell>
        </table:table-row>
      </table:table>
      <text:p text:style-name="P51"/>
      <table:table table:name="Tabla76" table:style-name="Tabla76">
        <table:table-column table:style-name="Tabla76.A"/>
        <table:table-column table:style-name="Tabla76.B"/>
        <table:table-row>
          <table:table-cell table:style-name="Tabla76.A1" table:number-columns-spanned="2" office:value-type="string">
            <text:p text:style-name="P89">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7">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39">es.caib.regweb3.plugins.signatureserver.miniappletinserver.defaultAliasCertificate</text:p>
          </table:table-cell>
          <table:table-cell table:style-name="Tabla76.B2" office:value-type="string">
            <text:p text:style-name="P37">Nom de la carpeta que s'ha de crear just després de /SERVER_MINIAPPLETINSERVER/ i on hi tendrem els arxius fitxer_certificat<text:span text:style-name="T2">.p12</text:span> i el <text:span text:style-name="T2">cert.properties</text:span> .</text:p>
          </table:table-cell>
        </table:table-row>
      </table:table>
      <text:p text:style-name="P51"/>
      <text:p text:style-name="P51"/>
      <text:h text:style-name="Heading_20_3" text:outline-level="3">Plugin per definir l'Escàner</text:h>
      <text:p text:style-name="P60">Aquest plugins serveixen per poder escanejar documents en l'apartat d'Annexes. El sistema permet donar d'alta tots els plugins de d'ScanWeb però cada entitat només en pot utilitzar un de sol.</text:p>
      <text:p text:style-name="P51">Es poden triar tres implementacions: </text:p>
      <text:p text:style-name="P50">• IECISA: Veure punt 4.2.5.1.-Plugin d'escàner IECISA</text:p>
      <text:p text:style-name="P51">• DynamicWebTwain: Veure punt 4.2.5.2.-Plugin d'escàner DynamicWebTwain</text:p>
      <text:p text:style-name="P51">• CAIB: Veure punt 4.2.5.3.-Plugin d'escàner Caib</text:p>
      <text:p text:style-name="P55"><text:soft-page-break/></text:p>
      <text:p text:style-name="P51">Aquest plugin no es crea per defecte i es pot crear una vegada es necessiti. La creació d'aquest plugin es troba a dins els scripts de base de dades de l'aplicació.</text:p>
      <text:p text:style-name="Text_20_body"/>
      <text:h text:style-name="Heading_20_4" text:outline-level="4">Plugin <text:span text:style-name="T4">d'escàner IECISA</text:span></text:h>
      <text:p text:style-name="P50">Aquest plugin utilitza el producte DynamicWebTwain per a la realització de l'escaneig. El plugin s’executa com a applet o com a jnlp segons si el navegador suporta java o no.</text:p>
      <text:p text:style-name="P50"/>
      <table:table table:name="Tabla77" table:style-name="Tabla77">
        <table:table-column table:style-name="Tabla77.A"/>
        <table:table-row>
          <table:table-cell table:style-name="Tabla77.A1" office:value-type="string">
            <text:p text:style-name="P89">Tipus:</text:p>
          </table:table-cell>
        </table:table-row>
        <table:table-row>
          <table:table-cell table:style-name="Tabla77.A2" office:value-type="string">
            <text:p text:style-name="P35">Scan</text:p>
          </table:table-cell>
        </table:table-row>
      </table:table>
      <text:p text:style-name="P51"/>
      <table:table table:name="Tabla78" table:style-name="Tabla78">
        <table:table-column table:style-name="Tabla78.A"/>
        <table:table-row>
          <table:table-cell table:style-name="Tabla78.A1" office:value-type="string">
            <text:p text:style-name="P89">Nom:</text:p>
          </table:table-cell>
        </table:table-row>
        <table:table-row>
          <table:table-cell table:style-name="Tabla78.A2" office:value-type="string">
            <text:p text:style-name="P35">Applet/JNLP Scan</text:p>
          </table:table-cell>
        </table:table-row>
      </table:table>
      <text:p text:style-name="P51"/>
      <table:table table:name="Tabla79" table:style-name="Tabla79">
        <table:table-column table:style-name="Tabla79.A"/>
        <table:table-row>
          <table:table-cell table:style-name="Tabla79.A1" office:value-type="string">
            <text:p text:style-name="P89">Descripció:</text:p>
          </table:table-cell>
        </table:table-row>
        <table:table-row>
          <table:table-cell table:style-name="Tabla79.A2" office:value-type="string">
            <text:p text:style-name="P35">Scan emprant Applet/JNLP</text:p>
          </table:table-cell>
        </table:table-row>
      </table:table>
      <text:p text:style-name="P51"/>
      <table:table table:name="Tabla80" table:style-name="Tabla80">
        <table:table-column table:style-name="Tabla80.A"/>
        <table:table-row>
          <table:table-cell table:style-name="Tabla80.A1" office:value-type="string">
            <text:p text:style-name="P89">Classe Java:</text:p>
          </table:table-cell>
        </table:table-row>
        <table:table-row>
          <table:table-cell table:style-name="Tabla80.A2" office:value-type="string">
            <text:p text:style-name="P42">org.fundaciobit.plugins.scanweb.iecisa.IECISAScanWebPlugin</text:p>
          </table:table-cell>
        </table:table-row>
      </table:table>
      <text:p text:style-name="P51"/>
      <table:table table:name="Tabla81" table:style-name="Tabla81">
        <table:table-column table:style-name="Tabla81.A"/>
        <table:table-column table:style-name="Tabla81.B"/>
        <table:table-row>
          <table:table-cell table:style-name="Tabla81.A1" table:number-columns-spanned="2" office:value-type="string">
            <text:p text:style-name="P89">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5">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39">es.caib.regweb3.plugins.scanweb.iecisa.forcejnlp</text:p>
          </table:table-cell>
          <table:table-cell table:style-name="Tabla81.B2" office:value-type="string">
            <text:p text:style-name="P35"><text:span text:style-name="T27">Indica si volem que el plugin sempre s’executi com a jnlp. Exemple:</text:span><text:span text:style-name="T2"> false</text:span></text:p>
          </table:table-cell>
        </table:table-row>
        <table:table-row>
          <table:table-cell table:style-name="Tabla81.A2" office:value-type="string">
            <text:p text:style-name="P39">es.caib.regweb3.plugins.scanweb.iecisa.forcesign</text:p>
          </table:table-cell>
          <table:table-cell table:style-name="Tabla81.B2" office:value-type="string">
            <text:p text:style-name="P40">Indica a l'escàner si ha de firmar el document escanejat o no. Exemple: <text:span text:style-name="T2">false</text:span></text:p>
          </table:table-cell>
        </table:table-row>
        <table:table-row>
          <table:table-cell table:style-name="Tabla81.A2" office:value-type="string">
            <text:p text:style-name="P39">es.caib.regweb3.plugins.scanweb.iecisa.closewindowwhenfinish</text:p>
          </table:table-cell>
          <table:table-cell table:style-name="Tabla81.B2" office:value-type="string">
            <text:p text:style-name="P40">Tanca les finestres una vegada acaba el procés d'escaneig. Exemple: <text:span text:style-name="T2">true</text:span></text:p>
          </table:table-cell>
        </table:table-row>
        <table:table-row>
          <table:table-cell table:style-name="Tabla81.A2" office:value-type="string">
            <text:p text:style-name="P39">es.caib.regweb3.plugins.scanweb.iecisa.sign.asunto</text:p>
          </table:table-cell>
          <table:table-cell table:style-name="Tabla81.B2" office:value-type="string">
            <text:p text:style-name="P37">Opcional. S'utilitza si <text:span text:style-name="T2">forcesign=true</text:span>. Afegeix assumpte a la firma del document. Exemple: <text:span text:style-name="T15">ASUNTO</text:span></text:p>
          </table:table-cell>
        </table:table-row>
        <table:table-row>
          <table:table-cell table:style-name="Tabla81.A2" office:value-type="string">
            <text:p text:style-name="P39">es.caib.regweb3.plugins.scanweb.iecisa.sign.keystore</text:p>
          </table:table-cell>
          <table:table-cell table:style-name="Tabla81.B2" office:value-type="string">
            <text:p text:style-name="P37">Opcional. Ruta on es troba el keystore per firmar. S’utilitza si forcesign=true. Exemple: <text:span text:style-name="T15">D:/xxx/REGWEB/</text:span></text:p>
          </table:table-cell>
        </table:table-row>
        <table:table-row>
          <table:table-cell table:style-name="Tabla81.A2" office:value-type="string">
            <text:p text:style-name="P39">es.caib.regweb3.plugins.scanweb.iecisa.sign.password</text:p>
          </table:table-cell>
          <table:table-cell table:style-name="Tabla81.B2" office:value-type="string">
            <text:p text:style-name="P37">Opcional. S’utilitza si forcesign=true. Password. Exemple: <text:span text:style-name="T16">x7E7f9v</text:span></text:p>
          </table:table-cell>
        </table:table-row>
        <table:table-row>
          <table:table-cell table:style-name="Tabla81.A2" office:value-type="string">
            <text:p text:style-name="P39">es.caib.regweb3.plugins.scanweb.iecisa.sign.certpassword</text:p>
          </table:table-cell>
          <table:table-cell table:style-name="Tabla81.B2" office:value-type="string">
            <text:p text:style-name="P37">Opcional<text:span text:style-name="T2">. </text:span>Password del certificat. S’utilitza si forcesign=true. Exemple: <text:span text:style-name="T15">x7EU8QH8</text:span></text:p>
          </table:table-cell>
        </table:table-row>
        <table:table-row>
          <table:table-cell table:style-name="Tabla81.A2" office:value-type="string">
            <text:p text:style-name="P39">es.caib.regweb3.plugins.scanweb.iecisa.sign.alias</text:p>
          </table:table-cell>
          <table:table-cell table:style-name="Tabla81.B2" office:value-type="string">
            <text:p text:style-name="P37">Opcional<text:span text:style-name="T2">. </text:span>Alias de la firma. S’utilitza si forcesign=true. Exemple:<text:span text:style-name="T2"> 1</text:span></text:p>
          </table:table-cell>
        </table:table-row>
        <table:table-row>
          <table:table-cell table:style-name="Tabla81.A2" office:value-type="string">
            <text:p text:style-name="P39">es.caib.regweb3.plugins.scanweb.iecisa.showInModal</text:p>
          </table:table-cell>
          <table:table-cell table:style-name="Tabla81.B2" office:value-type="string">
            <text:p text:style-name="P75">Opcional. <text:span text:style-name="T2">true</text:span> indica que el plugin es mostra dins d'un diàleg modal i <text:span text:style-name="T2">false</text:span> <text:soft-page-break/>que es mostra dins d'una pàgina normal.</text:p>
          </table:table-cell>
        </table:table-row>
      </table:table>
      <text:p text:style-name="P51"/>
      <text:p text:style-name="P51"/>
      <text:h text:style-name="P134" text:outline-level="4">Plugin d'escàner DynamicWeb Twain</text:h>
      <text:p text:style-name="P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89">Tipus:</text:p>
          </table:table-cell>
        </table:table-row>
        <table:table-row>
          <table:table-cell table:style-name="Tabla82.A2" office:value-type="string">
            <text:p text:style-name="P35">Scan</text:p>
          </table:table-cell>
        </table:table-row>
      </table:table>
      <text:p text:style-name="P51"/>
      <table:table table:name="Tabla83" table:style-name="Tabla83">
        <table:table-column table:style-name="Tabla83.A"/>
        <table:table-row>
          <table:table-cell table:style-name="Tabla83.A1" office:value-type="string">
            <text:p text:style-name="P89">Nom:</text:p>
          </table:table-cell>
        </table:table-row>
        <table:table-row>
          <table:table-cell table:style-name="Tabla83.A2" office:value-type="string">
            <text:p text:style-name="P35">DynamicWebTwain Scan</text:p>
          </table:table-cell>
        </table:table-row>
      </table:table>
      <text:p text:style-name="P51"/>
      <table:table table:name="Tabla84" table:style-name="Tabla84">
        <table:table-column table:style-name="Tabla84.A"/>
        <table:table-row>
          <table:table-cell table:style-name="Tabla84.A1" office:value-type="string">
            <text:p text:style-name="P89">Descripció:</text:p>
          </table:table-cell>
        </table:table-row>
        <table:table-row>
          <table:table-cell table:style-name="Tabla84.A2" office:value-type="string">
            <text:p text:style-name="P35">Scan emprant DynamicWebTwain</text:p>
          </table:table-cell>
        </table:table-row>
      </table:table>
      <text:p text:style-name="P51"/>
      <table:table table:name="Tabla85" table:style-name="Tabla85">
        <table:table-column table:style-name="Tabla85.A"/>
        <table:table-row>
          <table:table-cell table:style-name="Tabla85.A1" office:value-type="string">
            <text:p text:style-name="P89">Classe Java:</text:p>
          </table:table-cell>
        </table:table-row>
        <table:table-row>
          <table:table-cell table:style-name="Tabla85.A2" office:value-type="string">
            <text:p text:style-name="P38"><text:span text:style-name="Strong_20_Emphasis"><text:span text:style-name="T21">es.limit.plugins.scanweb.dynamicwebtwain.DynamicWebTwainScanWebPlugin</text:span></text:span></text:p>
          </table:table-cell>
        </table:table-row>
      </table:table>
      <text:p text:style-name="P51"/>
      <table:table table:name="Tabla86" table:style-name="Tabla86">
        <table:table-column table:style-name="Tabla86.A"/>
        <table:table-column table:style-name="Tabla86.B"/>
        <table:table-row>
          <table:table-cell table:style-name="Tabla86.A1" table:number-columns-spanned="2" office:value-type="string">
            <text:p text:style-name="P89">Propietats:</text:p>
          </table:table-cell>
          <table:covered-table-cell/>
        </table:table-row>
        <table:table-row>
          <table:table-cell table:style-name="Tabla86.A2" office:value-type="string">
            <text:p text:style-name="P35">es.caib.regweb3.plugins.scanweb.<text:span text:style-name="Strong_20_Emphasis"><text:span text:style-name="T22">dynamicwebtwain</text:span></text:span>.debug</text:p>
          </table:table-cell>
          <table:table-cell table:style-name="Tabla86.B2" office:value-type="string">
            <text:p text:style-name="P37">Mostra els logs de debug. Exemple: <text:span text:style-name="T2">false</text:span></text:p>
          </table:table-cell>
        </table:table-row>
        <table:table-row>
          <table:table-cell table:style-name="Tabla86.A2" office:value-type="string">
            <text:p text:style-name="P38"><text:span text:style-name="T13">es.caib.regweb3.plugins.scanweb.</text:span><text:span text:style-name="Strong_20_Emphasis"><text:span text:style-name="T21">dynamicwebtwain.trial</text:span></text:span></text:p>
          </table:table-cell>
          <table:table-cell table:style-name="Tabla86.B2" office:value-type="string">
            <text:p text:style-name="P36"><text:span text:style-name="T27">Indica si és trial o no. Example: </text:span>true</text:p>
          </table:table-cell>
        </table:table-row>
        <table:table-row>
          <table:table-cell table:style-name="Tabla86.A2" office:value-type="string">
            <text:p text:style-name="P39">es.caib.regweb3.plugins.scanweb.<text:span text:style-name="Strong_20_Emphasis"><text:span text:style-name="T23">dynamicwebtwain</text:span></text:span>.version</text:p>
          </table:table-cell>
          <table:table-cell table:style-name="Tabla86.B2" office:value-type="string">
            <text:p text:style-name="P40">Opcional. <text:span text:style-name="T24">Versió: Per defecte 12.2. Possibles valors 12.2 o 10.2</text:span> </text:p>
          </table:table-cell>
        </table:table-row>
        <table:table-row>
          <table:table-cell table:style-name="Tabla86.A2" office:value-type="string">
            <text:p text:style-name="P39">es.caib.regweb3.plugins.scanweb.<text:span text:style-name="Strong_20_Emphasis"><text:span text:style-name="T23">dynamicwebtwain</text:span></text:span>.productkey</text:p>
          </table:table-cell>
          <table:table-cell table:style-name="Tabla86.B2" office:value-type="string">
            <text:p text:style-name="P38"><text:span text:style-name="T14">Clau del producte. Exemple: </text:span><text:span text:style-name="T26">8839E2</text:span></text:p>
          </table:table-cell>
        </table:table-row>
        <table:table-row>
          <table:table-cell table:style-name="Tabla86.A2" office:value-type="string">
            <text:p text:style-name="P39">es.caib.regweb3.plugins.scanweb.<text:span text:style-name="Strong_20_Emphasis"><text:span text:style-name="T23">dynamicwebtwain</text:span></text:span>.resourcespath</text:p>
          </table:table-cell>
          <table:table-cell table:style-name="Tabla86.B2" office:value-type="string">
            <text:p text:style-name="P40">Ruta on hi ha els recursos de l’escàner. Exemple: <text:span text:style-name="T2">D:/dynamicwebtwain2/scanner_resources</text:span></text:p>
          </table:table-cell>
        </table:table-row>
        <table:table-row>
          <table:table-cell table:style-name="Tabla86.A2" office:value-type="string">
            <text:p text:style-name="P39">es.caib.regweb3.plugins.scanweb.<text:span text:style-name="Strong_20_Emphasis"><text:span text:style-name="T23">dynamicwebtwain</text:span></text:span>.forcesign</text:p>
          </table:table-cell>
          <table:table-cell table:style-name="Tabla86.B2" office:value-type="string">
            <text:p text:style-name="P40">Indica a l'escàner si ha de firmar el document escanejat o no. Exemple: <text:span text:style-name="T2">false</text:span></text:p>
          </table:table-cell>
        </table:table-row>
        <table:table-row>
          <table:table-cell table:style-name="Tabla86.A2" office:value-type="string">
            <text:p text:style-name="P39">es.caib.regweb3.plugins.scanweb.<text:span text:style-name="Strong_20_Emphasis"><text:span text:style-name="T23">dynamicwebtwain</text:span></text:span>.sign.asunto</text:p>
          </table:table-cell>
          <table:table-cell table:style-name="Tabla86.B2" office:value-type="string">
            <text:p text:style-name="P37">Opcional. S'utilitza si <text:span text:style-name="T2">forcesign=true</text:span>. Afegeix assumpte a la firma del document. Exemple: <text:span text:style-name="T15">ASUNTO</text:span></text:p>
          </table:table-cell>
        </table:table-row>
        <table:table-row>
          <table:table-cell table:style-name="Tabla86.A2" office:value-type="string">
            <text:p text:style-name="P39">es.caib.regweb3.plugins.scanweb.<text:span text:style-name="Strong_20_Emphasis"><text:span text:style-name="T23">dynamicwebtwain</text:span></text:span>.sign.keystore</text:p>
          </table:table-cell>
          <table:table-cell table:style-name="Tabla86.B2" office:value-type="string">
            <text:p text:style-name="P37">Opcional. Ruta on es troba el keystore per firmar. S’utilitza si forcesign=true. Exemple: <text:span text:style-name="T15">D:/xxx/REGWEB/</text:span></text:p>
          </table:table-cell>
        </table:table-row>
        <table:table-row>
          <table:table-cell table:style-name="Tabla86.A2" office:value-type="string">
            <text:p text:style-name="P39">es.caib.regweb3.plugins.scanweb.<text:span text:style-name="Strong_20_Emphasis"><text:span text:style-name="T23">dynamicwebtwain</text:span></text:span>.sign.password</text:p>
          </table:table-cell>
          <table:table-cell table:style-name="Tabla86.B2" office:value-type="string">
            <text:p text:style-name="P37">Opcional. Password. S’utilitza si forcesign=true. Exemple: <text:span text:style-name="T16">x7E7f9v</text:span></text:p>
          </table:table-cell>
        </table:table-row>
        <table:table-row>
          <table:table-cell table:style-name="Tabla86.A2" office:value-type="string">
            <text:p text:style-name="P39">es.caib.regweb3.plugins.scanweb.<text:span text:style-name="Strong_20_Emphasis"><text:span text:style-name="T23">dynamicwebtwain</text:span></text:span>.sign.certpassword</text:p>
          </table:table-cell>
          <table:table-cell table:style-name="Tabla86.B2" office:value-type="string">
            <text:p text:style-name="P37"><text:span text:style-name="T2">Opcional. </text:span>Password del certificat. S’utilitza si forcesign=true. Exemple: <text:span text:style-name="T15">x7EU8QH8</text:span></text:p>
          </table:table-cell>
        </table:table-row>
        <table:table-row>
          <table:table-cell table:style-name="Tabla86.A2" office:value-type="string">
            <text:p text:style-name="P39">es.caib.regweb3.plugins.scanweb.<text:span text:style-name="Strong_20_Emphasis"><text:span text:style-name="T23">dynamicwebtwain</text:span></text:span>.sign.alias</text:p>
          </table:table-cell>
          <table:table-cell table:style-name="Tabla86.B2" office:value-type="string">
            <text:p text:style-name="P37"><text:span text:style-name="T2">Opcional. </text:span>Alias de la firma. S’utilitza si forcesign=true. Exemple:<text:span text:style-name="T2"> 1</text:span></text:p>
          </table:table-cell>
        </table:table-row>
      </table:table>
      <text:p text:style-name="P51"/>
      <text:p text:style-name="P51"/>
      <text:p text:style-name="P51"><text:soft-page-break/>Es recomana que no es firmi dins els plugins d’escaneig ja que el propi Regweb ja s’encarrega de les firmes dels annexes en cas que sigui necessari.</text:p>
      <text:p text:style-name="P63"/>
      <text:h text:style-name="P137"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66"><draw:text-box fo:min-height="4.637cm"><text:p text:style-name="P80"><draw:frame draw:style-name="fr5" draw:name="gráficos91" text:anchor-type="paragraph" svg:width="17cm" svg:height="3.933cm" draw:z-index="167"><draw:image xlink:href="Pictures/2000000700006F36000019BD7764FDDC92932293.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68"><draw:text-box fo:min-height="4.923cm"><text:p text:style-name="P85"><draw:frame draw:style-name="fr5" draw:name="gráficos92" text:anchor-type="paragraph" svg:width="6.638cm" svg:height="5.876cm" draw:z-index="169"><draw:image xlink:href="Pictures/200000070000230A00001C030EF1083E02E11E7D.svm" xlink:type="simple" xlink:show="embed" xlink:actuate="onLoad"/></draw:frame></text:p><text:p text:style-name="P80">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71"><draw:image xlink:href="Pictures/200000070000108A0000027CA81350E3948123F3.svm" xlink:type="simple" xlink:show="embed" xlink:actuate="onLoad"/></draw:frame> i ens apareix el formulari:</text:p>
      <text:p text:style-name="Text_20_body"><text:soft-page-break/><draw:frame draw:style-name="fr1" draw:name="Marco20" text:anchor-type="as-char" svg:width="17cm" draw:z-index="172"><draw:text-box fo:min-height="4.923cm"><text:p text:style-name="P80"><draw:frame draw:style-name="fr5" draw:name="gráficos94" text:anchor-type="paragraph" svg:width="17cm" svg:height="6.399cm" draw:z-index="173"><draw:image xlink:href="Pictures/2000000700006EE7000029C21988136A458AD0B4.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80"><draw:frame draw:style-name="fr5" draw:name="gráficos95" text:anchor-type="paragraph" svg:width="17cm" svg:height="6.304cm" draw:z-index="174"><draw:image xlink:href="Pictures/2000000700006EE7000029235907217FC8114657.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175"><draw:text-box fo:min-height="4.923cm"><text:p text:style-name="P80"><draw:frame draw:style-name="fr5" draw:name="gráficos96" text:anchor-type="paragraph" svg:width="17cm" svg:height="5.47cm" draw:z-index="176"><draw:image xlink:href="Pictures/2000000700006ECC000023A9263734D367BF1F2D.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77"><draw:text-box fo:min-height="4.286cm"><text:p text:style-name="P80"><draw:frame draw:style-name="fr5" draw:name="gráficos97" text:anchor-type="paragraph" svg:width="9.479cm" svg:height="3.401cm" draw:z-index="178"><draw:image xlink:href="Pictures/2000000700003DB50000161F6188B368C34C895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P48">A continuació es detallen les que han d'estar definides per a cada Entitat creada a dins REGWEB3. <text:s/></text:p>
      <text:p text:style-name="P4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4">General</text:p>
          </table:table-cell>
          <table:table-cell table:style-name="Tabla16.B5" office:value-type="string">
            <text:p text:style-name="P41"><text:span text:style-name="T25">es.caib.regweb3.resultsperpage.oficios</text:span> </text:p>
          </table:table-cell>
          <table:table-cell table:style-name="Tabla16.C2" office:value-type="float" office:value="20">
            <text:p text:style-name="P41">20</text:p>
          </table:table-cell>
          <table:table-cell table:style-name="Tabla16.D5" office:value-type="string">
            <text:p text:style-name="P41"><text:span text:style-name="T25">Resultats per pàgina als Oficis pendents de remissió</text:span> </text:p>
          </table:table-cell>
        </table:table-row>
        <table:table-row table:style-name="Tabla16.3">
          <table:table-cell table:style-name="Tabla16.A5" office:value-type="string">
            <text:p text:style-name="P44">General</text:p>
          </table:table-cell>
          <table:table-cell table:style-name="Tabla16.B5" office:value-type="string">
            <text:p text:style-name="P41"><text:span text:style-name="T25">es.caib.regweb3.resultsperpage.lopd</text:span> </text:p>
          </table:table-cell>
          <table:table-cell table:style-name="Tabla16.C3" office:value-type="float" office:value="20">
            <text:p text:style-name="P41">20</text:p>
          </table:table-cell>
          <table:table-cell table:style-name="Tabla16.D5" office:value-type="string">
            <text:p text:style-name="P41"><text:span text:style-name="T25">Resultats per pàgina als informes LOPD</text:span> </text:p>
          </table:table-cell>
        </table:table-row>
        <table:table-row table:style-name="Tabla16.4">
          <table:table-cell table:style-name="Tabla16.A5" office:value-type="string">
            <text:p text:style-name="P44">SIR</text:p>
          </table:table-cell>
          <table:table-cell table:style-name="Tabla16.B5" office:value-type="string">
            <text:p text:style-name="P41"><text:span text:style-name="T25">es.caib.regweb3.maxuploadsizeinbytes</text:span> </text:p>
          </table:table-cell>
          <table:table-cell table:style-name="Tabla16.C4" office:value-type="float" office:value="10485760">
            <text:p text:style-name="P41">10485760</text:p>
          </table:table-cell>
          <table:table-cell table:style-name="Tabla16.D5" office:value-type="string">
            <text:p text:style-name="P43">Tamany màxim permè per annexe en bytes</text:p>
          </table:table-cell>
        </table:table-row>
        <table:table-row table:style-name="Tabla16.5">
          <table:table-cell table:style-name="Tabla16.A5" office:value-type="string">
            <text:p text:style-name="P44">General</text:p>
          </table:table-cell>
          <table:table-cell table:style-name="Tabla16.B5" office:value-type="string">
            <text:p text:style-name="P41">es.caib.regweb3.anexos.permitirfirmadetached </text:p>
          </table:table-cell>
          <table:table-cell table:style-name="Tabla16.C5" office:value-type="string">
            <text:p text:style-name="P41">true</text:p>
          </table:table-cell>
          <table:table-cell table:style-name="Tabla16.D5" office:value-type="string">
            <text:p text:style-name="P43">Permet establir si l'entitat pot adjuntar annexes amb firma separada (detached) . Si no es declara la propietat o té valor <text:span text:style-name="T2">false</text:span>, no es permet adjuntar annexes amb firma detached.</text:p>
          </table:table-cell>
        </table:table-row>
      </table:table>
      <text:p text:style-name="P47"/>
      <text:p text:style-name="Text_20_body"/>
      <text:h text:style-name="P138" text:outline-level="2"><text:soft-page-break/>Organismes</text:h>
      <text:p text:style-name="Text_20_body">Aquesta opció de menú disposa d'un submenú on trobam les següents opcions:</text:p>
      <text:list xml:id="list102830168027103" text:continue-list="list102828748421967" text:style-name="L8">
        <text:list-header>
          <text:p text:style-name="P103"><draw:frame draw:style-name="fr9" draw:name="gráficos71" text:anchor-type="paragraph" svg:x="4.588cm" svg:y="0cm" svg:width="8.931cm" svg:height="2.559cm" draw:z-index="72"><draw:image xlink:href="Pictures/2000000700002B9E00000C8205EDB920C80A13B4.svm" xlink:type="simple" xlink:show="embed" xlink:actuate="onLoad"/></draw:frame></text:p>
          <text:p text:style-name="P103">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29"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85"><draw:image xlink:href="Pictures/2000000700006E7D000017C63CE504DB86740CF5.svm" xlink:type="simple" xlink:show="embed" xlink:actuate="onLoad"/></draw:frame><draw:frame draw:style-name="fr10" draw:name="gráficos72" text:anchor-type="paragraph" svg:x="0cm" svg:y="3.33cm" svg:width="17cm" svg:height="0.873cm" draw:z-index="73"><draw:image xlink:href="Pictures/10000000000003C30000012E031EC206D383BDAE.bmp" xlink:type="simple" xlink:show="embed" xlink:actuate="onLoad"/></draw:frame></text:p>
      <text:list xml:id="list102828286791792" text:continue-numbering="true" text:style-name="L8">
        <text:list-header>
          <text:p text:style-name="P103">Il·lustració <text:sequence text:ref-name="refIllustration27" text:name="Illustration" text:formula="ooow:Illustration+1" style:num-format="1">28</text:sequence>: Pantalla inicial d'Organigrama</text:p>
          <text:p text:style-name="P104"/>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02829692819325" text:continue-numbering="true" text:style-name="L8">
        <text:list-header>
          <text:p text:style-name="P103"><draw:frame draw:style-name="fr5" draw:name="gráficos41" text:anchor-type="paragraph" svg:width="10.56cm" svg:height="4.438cm" draw:z-index="7"><draw:image xlink:href="Pictures/20000007000036FD0000170D812466622E21E260.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102829022544029" text:continue-numbering="true" text:style-name="L8">
        <text:list-header>
          <text:p text:style-name="P103"><draw:frame draw:style-name="fr6" draw:name="gráficos45" text:anchor-type="paragraph" svg:width="17cm" svg:height="12cm" draw:z-index="44"><draw:image xlink:href="Pictures/2000000700006E6300004E241B57202551FADBDF.svm" xlink:type="simple" xlink:show="embed" xlink:actuate="onLoad"/></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8"><draw:frame draw:style-name="fr11" draw:name="gráficos46" text:anchor-type="as-char" svg:width="17cm" svg:height="3.81cm" draw:z-index="179"><draw:image xlink:href="Pictures/2000000700006E48000018CF8B7F8FEAF952C7A8.svm" xlink:type="simple" xlink:show="embed" xlink:actuate="onLoad"/></draw:frame><text:span text:style-name="T6">Il·lustració </text:span><text:span text:style-name="T6"><text:sequence text:ref-name="refIllustration30" text:name="Illustration" text:formula="ooow:Illustration+1" style:num-format="1">31</text:sequence></text:span><text:span text:style-name="T6">: Llistat de llibres d'un organisme</text:span></text:p>
      <text:p text:style-name="P52"/>
      <text:p text:style-name="Text_20_body">Per donar d'alta el llibre anam a <draw:frame draw:style-name="fr12" draw:name="gráficos47" text:anchor-type="as-char" svg:width="2.17cm" svg:height="0.582cm" draw:z-index="180"><draw:image xlink:href="Pictures/2000000700000846000002478668D8FB19E48F88.svm" xlink:type="simple" xlink:show="embed" xlink:actuate="onLoad"/></draw:frame> i mostrarà la següent pantalla:</text:p>
      <text:p text:style-name="P72"><draw:frame draw:style-name="fr6" draw:name="gráficos48" text:anchor-type="paragraph" svg:width="17cm" svg:height="3.491cm" draw:z-index="8"><draw:image xlink:href="Pictures/2000000700006E7D000016BE7904E21B3BFEF54B.svm" xlink:type="simple" xlink:show="embed" xlink:actuate="onLoad"/></draw:frame><text:soft-page-break/><text:span text:style-name="T4">Il·lustració </text:span><text:span text:style-name="T4"><text:sequence text:ref-name="refIllustration31" text:name="Illustration" text:formula="ooow:Illustration+1" style:num-format="1">32</text:sequence></text:span><text:span text:style-name="T4">: Formulari d'alta de llibre</text:span></text:p>
      <text:p text:style-name="Text_20_body"/>
      <text:p text:style-name="Text_20_body">Descripció dels camps de dades:</text:p>
      <text:list xml:id="list4045358634" text:style-name="L11">
        <text:list-item>
          <text:p text:style-name="P118"><text:span text:style-name="T1">Nom</text:span>: nom del llibre</text:p>
        </text:list-item>
        <text:list-item>
          <text:p text:style-name="P118"><text:span text:style-name="T1">Codi:</text:span> codi identificatiu del llibre. Màxim 4 caràcters alfanumèrics </text:p>
        </text:list-item>
        <text:list-item>
          <text:p text:style-name="P118"><text:span text:style-name="T1">Actiu</text:span>: si el llibre està actiu o no.</text:p>
        </text:list-item>
      </text:list>
      <text:p text:style-name="Text_20_body"/>
      <text:p text:style-name="Text_20_body">El resultat es veu a la següent pantalla:</text:p>
      <text:p text:style-name="P72"><draw:frame draw:style-name="fr6" draw:name="gráficos52" text:anchor-type="paragraph" svg:width="17cm" svg:height="4.83cm" draw:z-index="45"><draw:image xlink:href="Pictures/2000000700006E6300001F6C024F9112DF970BFF.svm" xlink:type="simple" xlink:show="embed" xlink:actuate="onLoad"/></draw:frame><text:span text:style-name="T4">Il·lustració </text:span><text:span text:style-name="T4"><text:sequence text:ref-name="refIllustration32" text:name="Illustration" text:formula="ooow:Illustration+1" style:num-format="1">33</text:sequence></text:span><text:span text:style-name="T4">: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B5" office:value-type="string">
            <text:p text:style-name="P31"><draw:frame draw:style-name="fr5" draw:name="gráficos51" text:anchor-type="paragraph" svg:width="0.926cm" svg:height="0.794cm" draw:z-index="5"><draw:image xlink:href="Pictures/10000000000000230000001EB914B43A29513AAB.png" xlink:type="simple" xlink:show="embed" xlink:actuate="onLoad"/></draw:frame></text:p>
          </table:table-cell>
          <table:table-cell table:style-name="Tabla9.B5" office:value-type="string">
            <text:p text:style-name="P34">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4"><draw:image xlink:href="Pictures/10000000000000200000001F49431DBC8AB19288.png" xlink:type="simple" xlink:show="embed" xlink:actuate="onLoad"/></draw:frame></text:p>
          </table:table-cell>
          <table:table-cell table:style-name="Tabla9.B5" office:value-type="string">
            <text:p text:style-name="P34"><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46"><draw:image xlink:href="Pictures/10000000000000210000001F5E4CFA413E36AD2F.png" xlink:type="simple" xlink:show="embed" xlink:actuate="onLoad"/></draw:frame></text:p>
          </table:table-cell>
          <table:table-cell table:style-name="Tabla9.B5" office:value-type="string">
            <text:p text:style-name="P34">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47"><draw:image xlink:href="Pictures/10000000000000230000001F4488BB87B624F4EA.bmp" xlink:type="simple" xlink:show="embed" xlink:actuate="onLoad"/></draw:frame></text:p>
          </table:table-cell>
          <table:table-cell table:style-name="Tabla9.B5" office:value-type="string">
            <text:p text:style-name="P34">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2"><draw:frame draw:style-name="fr6" draw:name="gráficos116" text:anchor-type="paragraph" svg:width="17cm" svg:height="2.521cm" draw:z-index="10"><draw:image xlink:href="Pictures/200000070000690300000F9C85E6B63548937E6B.svm" xlink:type="simple" xlink:show="embed" xlink:actuate="onLoad"/></draw:frame><text:soft-page-break/><text:span text:style-name="T4">Il·lustració </text:span><text:span text:style-name="T4"><text:sequence text:ref-name="refIllustration33" text:name="Illustration" text:formula="ooow:Illustration+1" style:num-format="1">34</text:sequence></text:span><text:span text:style-name="T4">: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59"><text:span text:style-name="T1">Editar</text:span>:</text:p>
      <text:p text:style-name="P70"><draw:frame draw:style-name="fr5" draw:name="gráficos115" text:anchor-type="paragraph" svg:width="17cm" svg:height="4.72cm" draw:z-index="9"><draw:image xlink:href="Pictures/100000000000044E00000132967AD445C2FA23D4.png" xlink:type="simple" xlink:show="embed" xlink:actuate="onLoad"/></draw:frame><text:span text:style-name="T4">Il·lustració </text:span><text:span text:style-name="T4"><text:sequence text:ref-name="refIllustration34" text:name="Illustration" text:formula="ooow:Illustration+1" style:num-format="1">35</text:sequence></text:span><text:span text:style-name="T4">: Edició d'un llibre</text:span></text:p>
      <text:p text:style-name="P56"/>
      <text:p text:style-name="P59"><text:span text:style-name="T1">Eliminar</text:span>: Elimina un llibre si no té registres d'entrada o de sortida relacionats. És a dir, només deixa eliminar un llibre prèvia confirmació i si no s'ha creat cap registre sobre ell.</text:p>
      <text:p text:style-name="P59"/>
      <text:p text:style-name="P59">L'altra opció que apareix al llistat d'Organismes, és la del botó <draw:frame draw:style-name="fr13" draw:name="gráficos99" text:anchor-type="as-char" svg:y="-0.702cm" svg:width="0.848cm" svg:height="0.767cm" draw:z-index="181"><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70"><draw:frame draw:style-name="fr5" draw:name="gráficos100" text:anchor-type="paragraph" svg:width="17cm" svg:height="4.72cm" draw:z-index="86"><draw:image xlink:href="Pictures/2000000700006ADF00001DFA2030EBA6586A4C97.svm" xlink:type="simple" xlink:show="embed" xlink:actuate="onLoad"/></draw:frame><text:span text:style-name="T4">Il·lustració </text:span><text:span text:style-name="T4"><text:sequence text:ref-name="refIllustration35" text:name="Illustration" text:formula="ooow:Illustration+1" style:num-format="1">36</text:sequence></text:span><text:span text:style-name="T4">: Oficines que donen servei a un Organisme</text:span></text:p>
      <text:p text:style-name="P59"><text:s/></text:p>
      <text:h text:style-name="P129" text:outline-level="3"><text:soft-page-break/>Organigrama:</text:h>
      <text:p text:style-name="P59">Aquesta opció del submenú també és accessible des del llistat d'organismes, amb el botó</text:p>
      <text:p text:style-name="P59"><draw:frame draw:style-name="fr14" draw:name="gráficos74" text:anchor-type="paragraph" svg:x="0.118cm" svg:y="-0.062cm" svg:width="2.191cm" svg:height="0.48cm" draw:z-index="49"><draw:image xlink:href="Pictures/20000007000009ED0000022DA421B67497115039.svm" xlink:type="simple" xlink:show="embed" xlink:actuate="onLoad"/></draw:frame> <text:s text:c="22"/>que hi apareix a la part superior. </text:p>
      <text:p text:style-name="P59">El que ens mostra aquesta opció és un arbre dels organismes de l'Entitat, les seves Oficines <text:s/>, llibres i les seves relacions. La llegenda que hi apareix indica el que significa cada un dels colors que hi apareix.</text:p>
      <text:p text:style-name="P71"><draw:frame draw:style-name="fr6" draw:name="gráficos75" text:anchor-type="paragraph" svg:width="17cm" svg:height="9.051cm" draw:z-index="51"><draw:image xlink:href="Pictures/2000000700006E6300003AEA9F6D24287B2E6999.svm" xlink:type="simple" xlink:show="embed" xlink:actuate="onLoad"/></draw:frame><text:span text:style-name="T7">Il·lustració </text:span><text:span text:style-name="T7"><text:sequence text:ref-name="refIllustration36" text:name="Illustration" text:formula="ooow:Illustration+1" style:num-format="1">37</text:sequence></text:span><text:span text:style-name="T7">: Arbre d'Entitat</text:span></text:p>
      <text:h text:style-name="P129" text:outline-level="3" text:is-list-header="true"/>
      <text:h text:style-name="P130" text:outline-level="3">Reubicació de llibres dins l'organigrama:</text:h>
      <text:p text:style-name="P59"><draw:frame draw:style-name="fr14" draw:name="gráficos76" text:anchor-type="paragraph" svg:x="5.787cm" svg:y="0.462cm" svg:width="5.556cm" svg:height="0.503cm" draw:z-index="52"><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59">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59">En aquest cas ens mostra el següent formulari:</text:p>
      <text:p text:style-name="P71"><draw:frame draw:style-name="fr6" draw:name="gráficos77" text:anchor-type="paragraph" svg:width="17cm" svg:height="8.32cm" draw:z-index="53"><draw:image xlink:href="Pictures/2000000700006E6300003629340CB0DAE9E12762.svm" xlink:type="simple" xlink:show="embed" xlink:actuate="onLoad"/></draw:frame><text:soft-page-break/><text:span text:style-name="T7">Il·lustració </text:span><text:span text:style-name="T7"><text:sequence text:ref-name="refIllustration37" text:name="Illustration" text:formula="ooow:Illustration+1" style:num-format="1">38</text:sequence></text:span><text:span text:style-name="T7">: Formulari de reubicació de llibres</text:span></text:p>
      <text:p text:style-name="P59"/>
      <text:h text:style-name="P129" text:outline-level="3">Històric de sincronitzacions:</text:h>
      <text:p text:style-name="P59">Aquí ens mostra un llistat de totes les sincronitzacions d'organismes i oficines que s'han fet a l'Entitat. Mostra la data en la que s'ha fet.</text:p>
      <text:p text:style-name="P71"><draw:frame draw:style-name="fr6" draw:name="gráficos78" text:anchor-type="paragraph" svg:width="17cm" svg:height="7.211cm" draw:z-index="54"><draw:image xlink:href="Pictures/2000000700006E4800002EED363BBE598B55BAA6.svm" xlink:type="simple" xlink:show="embed" xlink:actuate="onLoad"/></draw:frame><text:span text:style-name="T7">Il·lustració </text:span><text:span text:style-name="T7"><text:sequence text:ref-name="refIllustration38" text:name="Illustration" text:formula="ooow:Illustration+1" style:num-format="1">39</text:sequence></text:span><text:span text:style-name="T7">: Llistat de sincronitzacions d'organismes</text:span></text:p>
      <text:p text:style-name="P59"/>
      <text:p text:style-name="P59"/>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8"><draw:frame draw:style-name="fr11" draw:name="gráficos6" text:anchor-type="as-char" svg:width="17cm" svg:height="3.889cm" draw:z-index="182"><draw:image xlink:href="Pictures/2000000700006E480000191E2E43BB963DABE2FE.svm" xlink:type="simple" xlink:show="embed" xlink:actuate="onLoad"/></draw:frame><text:span text:style-name="T6">Il·lustració </text:span><text:span text:style-name="T6"><text:sequence text:ref-name="refIllustration39" text:name="Illustration" text:formula="ooow:Illustration+1" style:num-format="1">40</text:sequence></text:span><text:span text:style-name="T6">: Formulari de cerca d'usuaris d'entitat</text:span></text:p>
      <text:p text:style-name="P53"/>
      <text:p text:style-name="Text_20_body">Quan introduïm un usuari el que es fa realment és associar-ho amb l'entitat. Per això, primer haurem de pitjar el botó per “Introduir usuari” i després haurem d'indicar l'identificador de l'usuari que volem associar.</text:p>
      <text:p text:style-name="P58"><draw:frame draw:style-name="fr12" draw:name="gráficos32" text:anchor-type="as-char" svg:width="16.94cm" svg:height="2.709cm" draw:z-index="183"><draw:image xlink:href="Pictures/2000000700006E48000011AD4CABC1D0643BE2DC.svm" xlink:type="simple" xlink:show="embed" xlink:actuate="onLoad"/></draw:frame><text:span text:style-name="T6">Il·lustració </text:span><text:span text:style-name="T6"><text:sequence text:ref-name="refIllustration40" text:name="Illustration" text:formula="ooow:Illustration+1" style:num-format="1">41</text:sequence></text:span><text:span text:style-name="T6">: Formulari per Introduir Usuari</text:span></text:p>
      <text:p text:style-name="P58"/>
      <text:p text:style-name="Text_20_body">Existeixen 3 possibles casos:</text:p>
      <text:p text:style-name="Text_20_body"/>
      <text:list xml:id="list3927876147" text:style-name="L12">
        <text:list-item>
          <text:p text:style-name="P119">Usuari que existeix però no té el rol adequat:</text:p>
        </text:list-item>
      </text:list>
      <text:p text:style-name="P58"><draw:frame draw:style-name="fr11" draw:name="gráficos30" text:anchor-type="as-char" svg:width="17cm" svg:height="4.521cm" draw:z-index="184"><draw:image xlink:href="Pictures/2000000700006E7D00001D768651931FCB6631E6.svm" xlink:type="simple" xlink:show="embed" xlink:actuate="onLoad"/></draw:frame><text:span text:style-name="T6">Il·lustració </text:span><text:span text:style-name="T6"><text:sequence text:ref-name="refIllustration41" text:name="Illustration" text:formula="ooow:Illustration+1" style:num-format="1">42</text:sequence></text:span><text:span text:style-name="T6">: Error de rol introduint usuari</text:span></text:p>
      <text:p text:style-name="Text_20_body"/>
      <text:list xml:id="list102829602995914" text:continue-numbering="true" text:style-name="L12">
        <text:list-item>
          <text:p text:style-name="P119">Usuari que no existeix o no te cap rol assignat:</text:p>
        </text:list-item>
      </text:list>
      <text:p text:style-name="Text_20_body"/>
      <text:p text:style-name="P58"><text:soft-page-break/><draw:frame draw:style-name="fr4" draw:name="gráficos31" text:anchor-type="as-char" svg:width="17cm" svg:height="4.521cm" draw:z-index="185"><draw:image xlink:href="Pictures/2000000700006E7D00001D768651931FCB6631E6.svm" xlink:type="simple" xlink:show="embed" xlink:actuate="onLoad"/></draw:frame><text:span text:style-name="T6">Il·lustració </text:span><text:span text:style-name="T6"><text:sequence text:ref-name="refIllustration42" text:name="Illustration" text:formula="ooow:Illustration+1" style:num-format="1">43</text:sequence></text:span><text:span text:style-name="T6">: Error de rol introduint usuari</text:span></text:p>
      <text:p text:style-name="P53"/>
      <text:list xml:id="list102829485551534" text:continue-numbering="true" text:style-name="L12">
        <text:list-item>
          <text:p text:style-name="P119">Usuari que existeix i té els rols adequats:</text:p>
        </text:list-item>
      </text:list>
      <text:p text:style-name="P57"><draw:frame draw:style-name="fr11" draw:name="gráficos26" text:anchor-type="as-char" svg:width="17cm" svg:height="5.031cm" draw:z-index="186"><draw:image xlink:href="Pictures/2000000700006E97000020C43AF76F2723554FA8.svm" xlink:type="simple" xlink:show="embed" xlink:actuate="onLoad"/></draw:frame><text:span text:style-name="T6">Il·lustració </text:span><text:span text:style-name="T6"><text:sequence text:ref-name="refIllustration43" text:name="Illustration" text:formula="ooow:Illustration+1" style:num-format="1">44</text:sequence></text:span><text:span text:style-name="T6">: Confirmació de creació d'usuari a l'entitat</text:span></text:p>
      <text:p text:style-name="P56"/>
      <text:p text:style-name="Text_20_body">Una vegada s'ha associat l'usuari a l'entitat és necessari assignar permisos a aquest usuari. Per fer ho li donam al botó “Cercar” i ens sortirà abaix el llistat dels usuaris.</text:p>
      <text:p text:style-name="P70"><draw:frame draw:style-name="fr6" draw:name="gráficos12" text:anchor-type="paragraph" svg:width="17cm" svg:height="6.02cm" draw:z-index="55"><draw:image xlink:href="Pictures/2000000700006E480000272D6BD0283478E4CC04.svm" xlink:type="simple" xlink:show="embed" xlink:actuate="onLoad"/></draw:frame><text:span text:style-name="T4">Il·lustració </text:span><text:span text:style-name="T4"><text:sequence text:ref-name="refIllustration44" text:name="Illustration" text:formula="ooow:Illustration+1" style:num-format="1">45</text:sequence></text:span><text:span text:style-name="T4">: Llistat d'usuaris d'entitat</text:span></text:p>
      <text:p text:style-name="P53"/>
      <text:p text:style-name="Text_20_body">Si prenem el botó <text:s/><draw:frame draw:style-name="fr12" draw:name="gráficos13" text:anchor-type="as-char" svg:width="0.79cm" svg:height="0.66cm" draw:z-index="190"><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70"><draw:frame draw:style-name="fr5" draw:name="gráficos25" text:anchor-type="paragraph" svg:width="17cm" svg:height="8.571cm" draw:z-index="6"><draw:image xlink:href="Pictures/20000007000067900000344D6EB3BE9BBCD68163.svm" xlink:type="simple" xlink:show="embed" xlink:actuate="onLoad"/></draw:frame><text:soft-page-break/><text:span text:style-name="T4">Il·lustració </text:span><text:span text:style-name="T4"><text:sequence text:ref-name="refIllustration45" text:name="Illustration" text:formula="ooow:Illustration+1" style:num-format="1">46</text:sequence></text:span><text:span text:style-name="T4">: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91"><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8"><draw:text-box fo:min-height="4.785cm"><text:p text:style-name="P80"><draw:frame draw:style-name="fr15" draw:name="gráficos9" text:anchor-type="paragraph" svg:x="0.004cm" svg:y="0.002cm" svg:width="17cm" svg:height="3.87cm" draw:z-index="19"><draw:image xlink:href="Pictures/2000000700006E63000019392C82E3D81E26894A.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94"><draw:image xlink:href="Pictures/2000000700000C190000024713E7100A6C3C3AE6.svm" xlink:type="simple" xlink:show="embed" xlink:actuate="onLoad"/></draw:frame> sortirà el següent formulari:</text:p>
      <text:p text:style-name="P67"><text:soft-page-break/></text:p>
      <text:p text:style-name="Text_20_body"><draw:frame draw:style-name="fr2" draw:name="Marco3" text:anchor-type="paragraph" svg:width="17cm" draw:z-index="17"><draw:text-box fo:min-height="10.571cm"><text:p text:style-name="P80"><draw:frame draw:style-name="fr7" draw:name="gráficos11" text:anchor-type="paragraph" svg:width="17cm" svg:height="9.059cm" draw:z-index="56"><draw:image xlink:href="Pictures/2000000700006E6300003B05AEB1710240A26E9A.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80"><draw:frame draw:style-name="fr5" draw:name="gráficos43" text:anchor-type="paragraph" svg:width="5.38cm" svg:height="4.863cm" draw:z-index="11"><draw:image xlink:href="Pictures/10000000000000EC000000ECF70ECF89669F98E6.png" xlink:type="simple" xlink:show="embed" xlink:actuate="onLoad"/></draw:frame>Il·lustració <text:sequence text:ref-name="refIllustration48" text:name="Illustration" text:formula="ooow:Illustration+1" style:num-format="1">49</text:sequence>: Tipus de document</text:p>
      <text:p text:style-name="P80"/>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80"><draw:frame draw:style-name="fr15" draw:name="gráficos15" text:anchor-type="paragraph" svg:x="0.004cm" svg:y="0.002cm" svg:width="17cm" svg:height="5.459cm" draw:z-index="14"><draw:image xlink:href="Pictures/2000000700006E7D0000238F499D4063FC1BB1A2.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95"><draw:image xlink:href="Pictures/100000000000001F0000001C56D8AF6922ED703D.png" xlink:type="simple" xlink:show="embed" xlink:actuate="onLoad"/></draw:frame>o eliminar <draw:frame draw:style-name="fr12" draw:name="gráficos19" text:anchor-type="as-char" svg:width="0.953cm" svg:height="0.767cm" draw:z-index="196"><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197"><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80"><draw:frame draw:style-name="fr6" draw:name="gráficos102" text:anchor-type="paragraph" svg:width="17cm" svg:height="6.747cm" draw:z-index="88"><draw:image xlink:href="Pictures/2000000700006AC400002A6112B6EABAE970175A.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5"><draw:frame draw:style-name="fr3" draw:name="gráficos80" text:anchor-type="paragraph" svg:width="8.678cm" svg:height="1.829cm" draw:z-index="57"><draw:image xlink:href="Pictures/2000000700002E69000009D3410CD930BB4CC061.svm" xlink:type="simple" xlink:show="embed" xlink:actuate="onLoad"/></draw:frame></text:p>
      <text:p text:style-name="P80">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20"><draw:text-box fo:min-height="5.711cm"><text:p text:style-name="P80"><draw:frame draw:style-name="fr7" draw:name="gráficos20" text:anchor-type="paragraph" svg:width="17cm" svg:height="4.05cm" draw:z-index="58"><draw:image xlink:href="Pictures/2000000700006E7D00001A5C5EA0466BFB2D6342.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1551429090" text:style-name="L13">
        <text:list-item>
          <text:p text:style-name="P120"><text:span text:style-name="T1">Tipus de Llibre</text:span>: s'ha d'indicar si es volen els llibres d'entrada, de sortida o ambdós.</text:p>
        </text:list-item>
        <text:list-item>
          <text:p text:style-name="P120"><text:span text:style-name="T1">Format</text:span>: s'ha d'indicar el format en el que es vol l'informe. Hi ha disponibles pdf i excel.</text:p>
        </text:list-item>
        <text:list-item>
          <text:p text:style-name="P120"><text:span text:style-name="T1">Data Inici, Data Fi</text:span>: <text:s/>S'ha d'especificar el període de dates de l 'informe.</text:p>
        </text:list-item>
        <text:list-item>
          <text:p text:style-name="P120"><text:span text:style-name="T1">Mostrar</text:span>: S'ha d'indicar si es vol l'informe per anys i mesos, anys o mesos.</text:p>
          <text:p text:style-name="P120"/>
        </text:list-item>
      </text:list>
      <text:p text:style-name="Text_20_body">Una vegada triats els criteris part de l'informe que es genera és el següent:</text:p>
      <text:p text:style-name="P58"><text:soft-page-break/><draw:frame draw:style-name="fr12" draw:name="gráficos22" text:anchor-type="as-char" svg:width="10.141cm" svg:height="14.319cm" draw:z-index="198"><draw:image xlink:href="Pictures/100000000000027F000003868B6AEA9B4F48B5B1.png" xlink:type="simple" xlink:show="embed" xlink:actuate="onLoad"/></draw:frame></text:p>
      <text:p text:style-name="Text_20_body"><text:soft-page-break/><draw:frame draw:style-name="fr1" draw:name="Marco7" text:anchor-type="as-char" svg:width="15.898cm" draw:z-index="199"><draw:text-box fo:min-height="15.494cm"><text:p text:style-name="P80"><draw:frame draw:style-name="fr16" draw:name="gráficos24" text:anchor-type="paragraph" svg:x="2.759cm" svg:y="0.213cm" svg:width="10.111cm" svg:height="14.37cm" draw:z-index="200"><draw:image xlink:href="Pictures/100000000000027D0000038906A050796406E2F0.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80"><draw:frame draw:style-name="fr7" draw:name="gráficos103" text:anchor-type="paragraph" svg:width="17cm" svg:height="3.403cm" draw:z-index="89"><draw:image xlink:href="Pictures/2000000700006E7D0000161F2B507AA0CED9F89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80"><draw:frame draw:style-name="fr5" draw:name="gráficos104" text:anchor-type="paragraph" svg:width="11.21cm" svg:height="12.111cm" draw:z-index="90"><draw:image xlink:href="Pictures/20000007000048F900004EDDFA49060FB43E7646.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01"><draw:text-box fo:min-height="7.781cm"><text:p text:style-name="P80"><draw:frame draw:style-name="fr15" draw:name="gráficos27" text:anchor-type="paragraph" svg:x="0.004cm" svg:y="0.002cm" svg:width="17cm" svg:height="6.69cm" draw:z-index="202"><draw:image xlink:href="Pictures/200000070000696D0000297395272E9C3070CD41.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3833929006" text:style-name="L14">
        <text:list-item>
          <text:p text:style-name="P121"><text:span text:style-name="T1">Tipus de llibre</text:span>: s'ha d'indicar si d'entrada o de sortida.</text:p>
        </text:list-item>
        <text:list-item>
          <text:p text:style-name="P121"><text:span text:style-name="T1">Llibre de registre</text:span>: s'ha de triar almanco un. Es poden triar varis.</text:p>
        </text:list-item>
        <text:list-item>
          <text:p text:style-name="P121"><text:span text:style-name="T1">Format</text:span>: s'ha d'indicar el format de l'informe. Està disponible en pdf o excel.</text:p>
        </text:list-item>
        <text:list-item>
          <text:p text:style-name="P121"><text:span text:style-name="T1">Camps de llista</text:span>: s'han d'indicar tots els camps dels registres que es volen que surtin a l'informe</text:p>
        </text:list-item>
        <text:list-item>
          <text:p text:style-name="P121"><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03"><draw:text-box fo:min-height="11.982cm"><text:p text:style-name="P80"><draw:frame draw:style-name="fr17" draw:name="gráficos33" text:anchor-type="paragraph" svg:x="0.004cm" svg:y="0.002cm" svg:width="17cm" svg:height="11.31cm" draw:z-index="204"><draw:image xlink:href="Pictures/10000000000003F5000002CA8A1B4D9CE1BA422A.png" xlink:type="simple" xlink:show="embed" xlink:actuate="onLoad"/></draw:frame>Il·lustració <text:sequence text:ref-name="refIllustration57" text:name="Illustration" text:formula="ooow:Illustration+1" style:num-format="1">58</text:sequence>: Informe llibre de Registres</text:p></draw:text-box></draw:frame></text:p>
      <text:h text:style-name="P136"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92"><draw:text-box fo:min-height="5.017cm"><text:p text:style-name="P80"><draw:frame draw:style-name="fr15" draw:name="gráficos128" text:anchor-type="paragraph" svg:x="0.004cm" svg:y="0.002cm" svg:width="17cm" svg:height="3.701cm" draw:z-index="193"><draw:image xlink:href="Pictures/2000000700006E48000018168A51A4137EBD56D7.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3714828158" text:style-name="L15">
        <text:list-item>
          <text:p text:style-name="P122"><text:span text:style-name="T1">Data inici</text:span>: Data d'inici des de la qual fer la cerca.</text:p>
        </text:list-item>
        <text:list-item>
          <text:p text:style-name="P122"><text:span text:style-name="T1">Data fi</text:span>: Data fi des de la qual fer la cerca.</text:p>
        </text:list-item>
        <text:list-item>
          <text:p text:style-name="P122"><text:span text:style-name="T1">Llibre:</text:span> Llibre del qual fer la cerca.</text:p>
        </text:list-item>
        <text:list-item>
          <text:p text:style-name="P122"><text:soft-page-break/><text:span text:style-name="T1">Usuari</text:span>: Usuari del qual fer la cerca.</text:p>
        </text:list-item>
        <text:list-item>
          <text:p text:style-name="P122"><text:span text:style-name="T1">Tipus Llibre</text:span>: Si es vol consultar registres d'entrada, de sortida o migrats.</text:p>
        </text:list-item>
        <text:list-item>
          <text:p text:style-name="P12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187"><draw:text-box fo:min-height="11.947cm"><text:p text:style-name="P80"><draw:frame draw:style-name="fr15" draw:name="gráficos126" text:anchor-type="paragraph" svg:x="0.004cm" svg:y="0.002cm" svg:width="17cm" svg:height="10.021cm" draw:z-index="188"><draw:image xlink:href="Pictures/2000000700006E4800004138690F5DB60130314B.svm" xlink:type="simple" xlink:show="embed" xlink:actuate="onLoad"/></draw:frame></text:p><text:p text:style-name="P80">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116"><draw:text-box fo:min-height="5.401cm"><text:p text:style-name="P80"><draw:frame draw:style-name="fr5" draw:name="gráficos81" text:anchor-type="paragraph" svg:width="17cm" svg:height="3.679cm" draw:z-index="117"><draw:image xlink:href="Pictures/2000000700006E7D000017FB9845A175B1DFD436.svm" xlink:type="simple" xlink:show="embed" xlink:actuate="onLoad"/></draw:frame>Il·lustració <text:sequence text:ref-name="refIllustration60" text:name="Illustration" text:formula="ooow:Illustration+1" style:num-format="1">61</text:sequence>: Consulta d'assentament LOPD</text:p></draw:text-box></draw:frame><text:span text:style-name="T9">Els criteris de cerca són:</text:span></text:p>
      <text:list xml:id="list102829310138343" text:continue-numbering="true" text:style-name="L15">
        <text:list-item>
          <text:p text:style-name="P122"><text:span text:style-name="T1">Data inici</text:span>: Data d'inici des de la qual fer la cerca.</text:p>
        </text:list-item>
        <text:list-item>
          <text:p text:style-name="P122"><text:span text:style-name="T1">Data fi</text:span>: Data fi des de la qual fer la cerca.</text:p>
        </text:list-item>
        <text:list-item>
          <text:p text:style-name="P122"><text:span text:style-name="T1">Llibre:</text:span> Llibre del qual fer la cerca</text:p>
        </text:list-item>
        <text:list-item>
          <text:p text:style-name="P122"><text:span text:style-name="T1">Tipus Registre</text:span>: si és d'entrada o sortida</text:p>
        </text:list-item>
        <text:list-item>
          <text:p text:style-name="P122"><text:span text:style-name="T1">Número</text:span>: es pot indicar el número de registre en concret. </text:p>
          <text:p text:style-name="P122"/>
        </text:list-item>
      </text:list>
      <text:p text:style-name="Text_20_body">El resultat de la cerca és:</text:p>
      <text:p text:style-name="Text_20_body"><draw:frame draw:style-name="fr1" draw:name="Marco52" text:anchor-type="as-char" svg:width="17cm" draw:z-index="93"><draw:text-box fo:min-height="7.639cm"><text:p text:style-name="P80"><draw:frame draw:style-name="fr15" draw:name="gráficos131" text:anchor-type="paragraph" svg:x="0.004cm" svg:y="0.002cm" svg:width="17cm" svg:height="10.41cm" draw:z-index="94"><draw:image xlink:href="Pictures/2000000700006E2E000043CE7FE3A394712A3492.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87"><draw:image xlink:href="Pictures/10000000000000210000001AB41205BFE1DAE04F.png" xlink:type="simple" xlink:show="embed" xlink:actuate="onLoad"/></draw:frame> <text:s/>pels registres de sortida, i el botó <draw:frame draw:style-name="fr12" draw:name="gráficos105" text:anchor-type="as-char" svg:width="0.7cm" svg:height="0.589cm" draw:z-index="70"><draw:image xlink:href="Pictures/200000070000036A000002E65649B1730A848BCA.svm" xlink:type="simple" xlink:show="embed" xlink:actuate="onLoad"/></draw:frame>, pels d'entrada, veurem el detall:</text:p>
      <text:p text:style-name="Text_20_body"><draw:frame draw:style-name="fr2" draw:name="Marco53" text:anchor-type="paragraph" svg:width="17cm" draw:z-index="21"><draw:text-box fo:min-height="11.894cm"><text:p text:style-name="P80"><draw:frame draw:style-name="fr15" draw:name="gráficos132" text:anchor-type="paragraph" svg:x="0.004cm" svg:y="0.002cm" svg:width="17cm" svg:height="13.36cm" draw:z-index="22"><draw:image xlink:href="Pictures/200000090000645C00004F126CC6930B21DDF84C.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80"><draw:frame draw:style-name="fr7" draw:name="gráficos82" text:anchor-type="paragraph" svg:width="17cm" svg:height="4.03cm" draw:z-index="59"><draw:image xlink:href="Pictures/2000000700006E6300001A419E0FBFA930897DD2.svm" xlink:type="simple" xlink:show="embed" xlink:actuate="onLoad"/></draw:frame><text:soft-page-break/>Il·lustració <text:sequence text:ref-name="refIllustration63" text:name="Illustration" text:formula="ooow:Illustration+1" style:num-format="1">64</text:sequence>: Cercador de registres migrats</text:p>
      <text:p text:style-name="P80"/>
      <text:p text:style-name="P14">Els criteris de cerca són:</text:p>
      <text:list xml:id="list102829280923377" text:continue-numbering="true" text:style-name="L15">
        <text:list-item>
          <text:p text:style-name="P122"><text:span text:style-name="T1">Tipus: </text:span><text:span text:style-name="T9">si és un registre d'entrada o sortida.</text:span></text:p>
        </text:list-item>
        <text:list-item>
          <text:p text:style-name="P122"><text:span text:style-name="T1">Oficina</text:span>: Oficina a la que pertany el registre migrat.</text:p>
        </text:list-item>
        <text:list-item>
          <text:p text:style-name="P122"><text:span text:style-name="T1">Any</text:span>: Any del registre migrat.</text:p>
        </text:list-item>
        <text:list-item>
          <text:p text:style-name="P117"><text:span text:style-name="T1">Número</text:span>: es pot indicar el número de registre en concret. </text:p>
        </text:list-item>
        <text:list-item>
          <text:p text:style-name="P117"><text:span text:style-name="T1">Data inici</text:span>: Data inici des de la qual fer la cerca.</text:p>
        </text:list-item>
        <text:list-item>
          <text:p text:style-name="P122"><text:span text:style-name="T1">Data fi</text:span>: Data fi des de la qual fer la cerca.</text:p>
        </text:list-item>
        <text:list-item>
          <text:p text:style-name="P122"><text:span text:style-name="T1">Extracte:</text:span> Extracte del registre migrat.</text:p>
        </text:list-item>
        <text:list-item>
          <text:p text:style-name="P122"><text:span text:style-name="T1">Remitent/Destinatari:</text:span> Depenent de si és registre d'entrada o de sortida, el remitent o destinatari del mateix.</text:p>
        </text:list-item>
      </text:list>
      <text:p text:style-name="P64"/>
      <text:p text:style-name="P64">El resultat de la cerca és el següent:</text:p>
      <text:p text:style-name="P64"/>
      <text:p text:style-name="P85"><draw:frame draw:style-name="fr6" draw:name="gráficos83" text:anchor-type="paragraph" svg:width="17cm" svg:height="7.25cm" draw:z-index="60"><draw:image xlink:href="Pictures/2000000700006E4800002F3C38AA7A15D1776023.svm" xlink:type="simple" xlink:show="embed" xlink:actuate="onLoad"/></draw:frame></text:p>
      <text:p text:style-name="P80">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63"><draw:image xlink:href="Pictures/20000007000002E6000002B1DE0F1AC866FF0E90.svm" xlink:type="simple" xlink:show="embed" xlink:actuate="onLoad"/></draw:frame> veurem el detall:</text:p>
      <text:p text:style-name="P80"><draw:frame draw:style-name="fr5" draw:name="gráficos85" text:anchor-type="paragraph" svg:width="17cm" svg:height="14.711cm" draw:z-index="61"><draw:image xlink:href="Pictures/200000070000585F00004C973792B9256707248B.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3"/>
      <text:p text:style-name="P84">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2"/>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80"><draw:frame draw:style-name="fr3" draw:name="gráficos86" text:anchor-type="paragraph" svg:width="6.17cm" svg:height="2.469cm" draw:z-index="62"><draw:image xlink:href="Pictures/20000009000015EA000008CA3CA5DF0BDFE2F518.svm" xlink:type="simple" xlink:show="embed" xlink:actuate="onLoad"/></draw:frame><text:soft-page-break/>Il·lustració <text:sequence text:ref-name="refIllustration66" text:name="Illustration" text:formula="ooow:Illustration+1" style:num-format="1">67</text:sequence>: Submenú de Catàleg de Dades</text:p>
      <text:p text:style-name="P80"/>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48"><draw:text-box fo:min-height="6.165cm"><text:p text:style-name="P80"><draw:frame draw:style-name="fr18" draw:name="gráficos34" text:anchor-type="as-char" svg:width="17cm" svg:height="4.57cm" draw:z-index="50"><draw:image xlink:href="Pictures/2000000700006E6300001DC54B25FB233F26AB3B.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25"><draw:image xlink:href="Pictures/100000000000001E0000001C96D65A37AF5D81DC.png" xlink:type="simple" xlink:show="embed" xlink:actuate="onLoad"/></draw:frame></text:p>
          </table:table-cell>
          <table:table-cell table:style-name="Tabla11.B4" office:value-type="string">
            <text:p text:style-name="P34">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26"><draw:image xlink:href="Pictures/100000000000002500000020237CB2F77123FA81.png" xlink:type="simple" xlink:show="embed" xlink:actuate="onLoad"/></draw:frame></text:p>
          </table:table-cell>
          <table:table-cell table:style-name="Tabla11.B4" office:value-type="string">
            <text:p text:style-name="P34">Esborrar</text:p>
          </table:table-cell>
          <table:table-cell table:style-name="Tabla11.C4" office:value-type="string">
            <text:p text:style-name="P31">Permet eliminar un tipus documental.</text:p>
          </table:table-cell>
        </table:table-row>
        <table:table-row>
          <table:table-cell table:style-name="Tabla11.A4" office:value-type="string">
            <text:p text:style-name="P34"><draw:frame draw:style-name="fr12" draw:name="gráficos36" text:anchor-type="as-char" svg:width="4.74cm" svg:height="0.529cm" draw:z-index="42"><draw:image xlink:href="Pictures/2000000700001281000002127E4EEDE8C1CA0B5E.svm" xlink:type="simple" xlink:show="embed" xlink:actuate="onLoad"/></draw:frame></text:p>
          </table:table-cell>
          <table:table-cell table:style-name="Tabla11.B4" office:value-type="string">
            <text:p text:style-name="P34">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23"><draw:text-box fo:min-height="6.375cm"><text:p text:style-name="P80"><draw:frame draw:style-name="fr15" draw:name="gráficos35" text:anchor-type="paragraph" svg:x="0.004cm" svg:y="0.002cm" svg:width="17cm" svg:height="5.38cm" draw:z-index="24"><draw:image xlink:href="Pictures/2000000700006E130000230A649522322B0A657F.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1054568255" text:style-name="L16">
        <text:list-item>
          <text:p text:style-name="P123"><text:span text:style-name="T1">Codi NTI:</text:span> és un codi únic que identifica al tipus documental. Definit a la norma NTI</text:p>
        </text:list-item>
        <text:list-item>
          <text:p text:style-name="P12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8"/>
      <text:p text:style-name="P58"><draw:frame draw:style-name="fr19" draw:name="gráficos37" text:anchor-type="as-char" svg:width="17cm" svg:height="5.38cm" draw:z-index="13"><draw:image xlink:href="Pictures/2000000700006E63000025EF027C1E38D50AA033.svm" xlink:type="simple" xlink:show="embed" xlink:actuate="onLoad"/></draw:frame></text:p>
      <text:p text:style-name="P72">Il·lustració <text:sequence text:ref-name="refIllustration69" text:name="Illustration" text:formula="ooow:Illustration+1" style:num-format="1">70</text:sequence>: Introducció de Tipus Documental</text:p>
      <text:p text:style-name="P58"/>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80"><draw:frame draw:style-name="fr15" draw:name="gráficos38" text:anchor-type="paragraph" svg:x="0.004cm" svg:y="0.002cm" svg:width="17cm" svg:height="4.57cm" draw:z-index="2"><draw:image xlink:href="Pictures/2000000700006E4800001DC56819B179FAF66FE1.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27"><draw:image xlink:href="Pictures/100000000000001E0000001C96D65A37AF5D81DC.png" xlink:type="simple" xlink:show="embed" xlink:actuate="onLoad"/></draw:frame></text:p>
          </table:table-cell>
          <table:table-cell table:style-name="Tabla4.B4" office:value-type="string">
            <text:p text:style-name="P34">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29"><draw:image xlink:href="Pictures/100000000000002500000020237CB2F77123FA81.png" xlink:type="simple" xlink:show="embed" xlink:actuate="onLoad"/></draw:frame></text:p>
          </table:table-cell>
          <table:table-cell table:style-name="Tabla4.B4" office:value-type="string">
            <text:p text:style-name="P34">Esborrar</text:p>
          </table:table-cell>
          <table:table-cell table:style-name="Tabla4.C4" office:value-type="string">
            <text:p text:style-name="P31">Permet eliminar un tipus assumpte.</text:p>
          </table:table-cell>
        </table:table-row>
        <table:table-row>
          <table:table-cell table:style-name="Tabla4.A4" office:value-type="string">
            <text:p text:style-name="P34"><draw:frame draw:style-name="fr5" draw:name="gráficos39" text:anchor-type="paragraph" svg:width="4.08cm" svg:height="0.499cm" draw:z-index="30"><draw:image xlink:href="Pictures/2000000700000FEC000001F865F6D68D0E888FA6.svm" xlink:type="simple" xlink:show="embed" xlink:actuate="onLoad"/></draw:frame></text:p>
          </table:table-cell>
          <table:table-cell table:style-name="Tabla4.B4" office:value-type="string">
            <text:p text:style-name="P34">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70"><draw:text-box fo:min-height="10.61cm"><text:p text:style-name="P80"><draw:frame draw:style-name="fr20" draw:name="gráficos44" text:anchor-type="paragraph" svg:y="0.213cm" svg:width="16.91cm" svg:height="5.211cm" draw:z-index="189"><draw:image xlink:href="Pictures/2000000700006E13000021E7282EF005182B428F.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2832173608" text:style-name="L17">
        <text:list-item>
          <text:p text:style-name="P124"><text:span text:style-name="T1">Codi</text:span>: Codi únic identificatiu del tipus d'assumpte.</text:p>
        </text:list-item>
        <text:list-item>
          <text:p text:style-name="P124"><text:span text:style-name="T1">Actiu</text:span>: Permet activar o desactivar el tipus d'assumpte. Serveix per desactivar tipus d'assumptes de duració curta que no es volen tenir presents fora de la seva duració.</text:p>
        </text:list-item>
        <text:list-item>
          <text:p text:style-name="P12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28"><draw:image xlink:href="Pictures/100000000000001E0000001C96D65A37AF5D81DC.png" xlink:type="simple" xlink:show="embed" xlink:actuate="onLoad"/></draw:frame>: </text:p>
      <text:p text:style-name="Text_20_body"><draw:frame draw:style-name="fr1" draw:name="Marco13" text:anchor-type="as-char" svg:width="17cm" draw:z-index="74"><draw:text-box fo:min-height="8.438cm"><text:p text:style-name="P80"><draw:frame draw:style-name="fr21" draw:name="gráficos53" text:anchor-type="paragraph" svg:x="0.004cm" svg:y="0.002cm" svg:width="17cm" svg:height="7.04cm" draw:z-index="75"><draw:image xlink:href="Pictures/2000000700006E13000031197AA36A1E2A96B56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76"><draw:image xlink:href="Pictures/2000000700000D8B000002128EE00167474C5C98.svm" xlink:type="simple" xlink:show="embed" xlink:actuate="onLoad"/></draw:frame>:</text:p>
      <text:p text:style-name="P58"><text:soft-page-break/><draw:frame draw:style-name="fr12" draw:name="gráficos56" text:anchor-type="as-char" svg:width="12.16cm" svg:height="11.472cm" draw:z-index="77"><draw:image xlink:href="Pictures/200000070000403000003C421F416701DE88275F.svm" xlink:type="simple" xlink:show="embed" xlink:actuate="onLoad"/></draw:frame></text:p>
      <text:p text:style-name="P72">Il·lustració <text:sequence text:ref-name="refIllustration73" text:name="Illustration" text:formula="ooow:Illustration+1" style:num-format="1">74</text:sequence>: Formulari de Codi d'Assumpte</text:p>
      <text:p text:style-name="P80"/>
      <text:p text:style-name="Text_20_body">Descripció dels camps de dades:</text:p>
      <text:list xml:id="list2112980753" text:style-name="L18">
        <text:list-item>
          <text:p text:style-name="P125"><text:span text:style-name="T1">Codi</text:span>: codi identificatiu.</text:p>
        </text:list-item>
        <text:list-item>
          <text:p text:style-name="P12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78"><draw:text-box fo:min-height="10.035cm"><text:p text:style-name="P80"><draw:frame draw:style-name="fr15" draw:name="gráficos57" text:anchor-type="paragraph" svg:x="0.004cm" svg:y="0.002cm" svg:width="17cm" svg:height="8.811cm" draw:z-index="79"><draw:image xlink:href="Pictures/2000000700006E630000395D0CFBA3DB23957D60.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29"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80"><draw:text-box fo:min-height="4.553cm"><text:p text:style-name="P80"><draw:frame draw:style-name="fr5" draw:name="Imagen1" text:anchor-type="paragraph" svg:width="17cm" svg:height="3.526cm" draw:z-index="81"><draw:image xlink:href="Pictures/100000000000042E000000DE2AF9F903CC3E3B9E.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91"><draw:image xlink:href="Pictures/100000000000001E0000001C96D65A37AF5D81DC.png" xlink:type="simple" xlink:show="embed" xlink:actuate="onLoad"/></draw:frame></text:p>
          </table:table-cell>
          <table:table-cell table:style-name="Tabla5.B4" office:value-type="string">
            <text:p text:style-name="P34">Editar</text:p>
          </table:table-cell>
          <table:table-cell table:style-name="Tabla5.C4" office:value-type="string">
            <text:p text:style-name="P31">Permet editar un model d’ofici de remissió</text:p>
          </table:table-cell>
        </table:table-row>
        <table:table-row>
          <table:table-cell table:style-name="Tabla5.A4" office:value-type="string">
            <text:p text:style-name="P31"><draw:frame draw:style-name="fr5" draw:name="gráficos60" text:anchor-type="paragraph" svg:width="0.979cm" svg:height="0.847cm" draw:z-index="92"><draw:image xlink:href="Pictures/100000000000002500000020237CB2F77123FA81.png" xlink:type="simple" xlink:show="embed" xlink:actuate="onLoad"/></draw:frame></text:p>
          </table:table-cell>
          <table:table-cell table:style-name="Tabla5.B4" office:value-type="string">
            <text:p text:style-name="P34">Esborrar</text:p>
          </table:table-cell>
          <table:table-cell table:style-name="Tabla5.C4" office:value-type="string">
            <text:p text:style-name="P31">Permet eliminar un model d’ofici de remissió</text:p>
          </table:table-cell>
        </table:table-row>
        <text:soft-page-break/>
        <table:table-row>
          <table:table-cell table:style-name="Tabla5.A4" office:value-type="string">
            <text:p text:style-name="P34"><draw:frame draw:style-name="fr5" draw:name="Imagen2" text:anchor-type="paragraph" svg:width="4.21cm" svg:height="0.469cm" draw:z-index="96"><draw:image xlink:href="Pictures/10000000000000C700000016EE59248D01842A77.jpg" xlink:type="simple" xlink:show="embed" xlink:actuate="onLoad"/></draw:frame></text:p>
          </table:table-cell>
          <table:table-cell table:style-name="Tabla5.B4" office:value-type="string">
            <text:p text:style-name="P34">Introduir model d’ofici de remissió</text:p>
          </table:table-cell>
          <table:table-cell table:style-name="Tabla5.C4"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82"><draw:image xlink:href="Pictures/10000000000000C700000016EE59248D01842A77.jpg" xlink:type="simple" xlink:show="embed" xlink:actuate="onLoad"/></draw:frame> veurem el següent formulari: </text:p>
      <text:p text:style-name="P58"><draw:frame draw:style-name="fr1" draw:name="Marco16" text:anchor-type="as-char" svg:width="16.953cm" draw:z-index="83"><draw:text-box fo:min-height="3.903cm"><text:p text:style-name="P80"><draw:frame draw:style-name="fr15" draw:name="gráficos63" text:anchor-type="paragraph" svg:x="0.004cm" svg:y="0.002cm" svg:width="16.949cm" svg:height="2.641cm" draw:z-index="84"><draw:image xlink:href="Pictures/100000000000042A000000A6F2C6CDEDF6F80D36.jpg" xlink:type="simple" xlink:show="embed" xlink:actuate="onLoad"/></draw:frame>Il·lustració <text:sequence text:ref-name="refIllustration76" text:name="Illustration" text:formula="ooow:Illustration+1" style:num-format="1">77</text:sequence>: Formulari d'un Model de Rebut</text:p></draw:text-box></draw:frame> </text:p>
      <text:p text:style-name="P58"/>
      <text:p text:style-name="P74">Descripció dels camps de <text:span text:style-name="T9">dades</text:span><text:span text:style-name="T1">:</text:span></text:p>
      <text:list xml:id="list778948098" text:style-name="L19">
        <text:list-item>
          <text:p text:style-name="P126"><text:span text:style-name="T1">Nom</text:span>: nom del model d’ofici de remissió</text:p>
        </text:list-item>
        <text:list-item>
          <text:p text:style-name="P126"><text:span text:style-name="T1">Arxiu</text:span>: arxiu físic que representa el model d’ofici de remissió</text:p>
        </text:list-item>
      </text:list>
      <text:p text:style-name="P74"/>
      <text:p text:style-name="P74">Una vegada creat anirem al llistat novament amb les opcions d'editar i eliminar.</text:p>
      <text:p text:style-name="P74"/>
      <text:p text:style-name="P74">Edició d'un model d’ofici de remissió:</text:p>
      <text:p text:style-name="P74"><draw:frame draw:style-name="fr1" draw:name="Marco17" text:anchor-type="as-char" svg:width="17cm" draw:z-index="15"><draw:text-box fo:min-height="4.695cm"><text:p text:style-name="P80"><draw:frame draw:style-name="fr15" draw:name="gráficos64" text:anchor-type="paragraph" svg:x="0.004cm" svg:y="0.002cm" svg:width="17cm" svg:height="3.461cm" draw:z-index="16"><draw:image xlink:href="Pictures/100000000000042B000000DA04E487376444A15A.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74">Si es vol substituir l'arxiu serà necessari indicar el nou arxiu al camp “Arxiu”. Si no s'introdueix cap es quedarà amb el que ja té.</text:p>
      <text:p text:style-name="P74"><draw:frame draw:style-name="fr14" draw:name="gráficos87" text:anchor-type="paragraph" svg:x="6.488cm" svg:y="0.353cm" svg:width="1.032cm" svg:height="0.529cm" draw:z-index="95"><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69"/>
      <text:p text:style-name="P87"><draw:frame draw:style-name="fr5" draw:name="gráficos88" text:anchor-type="paragraph" svg:width="8.685cm" svg:height="14.18cm" draw:z-index="64"><draw:image xlink:href="Pictures/10000000000001DF0000030918F8A6335C6FC9B1.jpg" xlink:type="simple" xlink:show="embed" xlink:actuate="onLoad"/></draw:frame><text:soft-page-break/></text:p>
      <text:p text:style-name="P80">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55" draw:style-name="Mgr1" draw:text-style-name="MP4" svg:x1="0.062cm" svg:y1="0.056cm" svg:x2="16.995cm" svg:y2="0.03cm"><text:p/></draw:line></text:p>
        <text:p text:style-name="MP3"><text:page-number text:select-page="current">1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17</meta:editing-cycles>
    <meta:editing-duration>P15DT21H33M12S</meta:editing-duration>
    <meta:initial-creator>Antoni Nadal</meta:initial-creator>
    <dc:date>2018-01-18T10:28:26.484000000</dc:date>
    <meta:printed-by>Antoni Nadal</meta:printed-by>
    <meta:print-date>2014-02-18T11:48:31.82</meta:print-date>
    <meta:document-statistic meta:table-count="52" meta:image-count="117" meta:object-count="0" meta:page-count="59" meta:paragraph-count="845" meta:word-count="6799" meta:character-count="47108" meta:non-whitespace-character-count="40898"/>
    <meta:user-defined meta:name="Información 1"/>
    <meta:user-defined meta:name="Información 2"/>
    <meta:user-defined meta:name="Información 3"/>
    <meta:user-defined meta:name="Información 4"/>
  </office:meta>
</office:document-meta>
</file>